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GTEestiPro" svg:font-family="GTEestiPr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12.75pt"/>
    </style:style>
    <style:style style:name="co3" style:family="table-column">
      <style:table-column-properties fo:break-before="auto" style:column-width="57.15pt"/>
    </style:style>
    <style:style style:name="co4" style:family="table-column">
      <style:table-column-properties fo:break-before="auto" style:column-width="303.19pt"/>
    </style:style>
    <style:style style:name="co5" style:family="table-column">
      <style:table-column-properties fo:break-before="auto" style:column-width="207.95pt"/>
    </style:style>
    <style:style style:name="co6" style:family="table-column">
      <style:table-column-properties fo:break-before="auto" style:column-width="379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Маркет">
      <style:table-properties table:display="true" style:writing-mode="lr-tb"/>
    </style:style>
    <style:style style:name="ta2" style:family="table" style:master-page-name="PageStyle_5f_Angara">
      <style:table-properties table:display="true" style:writing-mode="lr-tb"/>
    </style:style>
    <style:style style:name="ta3" style:family="table" style:master-page-name="PageStyle_5f_Озон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1a34" style:text-outline="false" style:text-line-through-style="none" style:text-line-through-type="none" style:font-name="GTEestiPro" fo:font-size="11pt" fo:font-style="normal" fo:text-shadow="none" style:text-underline-style="none" fo:font-weight="normal" style:font-size-asian="11pt" style:font-style-asian="normal" style:font-weight-asian="normal" style:font-name-complex="GTEestiPro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Маркет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Все товары/Авто/Запчасти/Автосвет/Фа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Зарядные устройства для аккумуля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Пусковые прово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атчики давления в шинах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виг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Бампе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апо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онштейны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ль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Молди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ет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рочие 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амки радиатор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ешетки ради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Усилители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Омыв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поры амортизационных стое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тбойники и пыльники амортиз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очие компоненты подве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ужи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есс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ыча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Сайлентбло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Шаровые оп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шипни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вечи зажиган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игнал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тек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Главны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АБС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износа тормозных колодо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Прочие компоненты тормозных систем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Рабочи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ди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шла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рансмисс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Воздуш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Масля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Салон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Топлив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Электр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Антифриз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Ворон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асло трансмиссионно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отор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Присадки и промыв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маз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пециаль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Тормозные жидкости</text:p>
          </table:table-cell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ara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6" table:default-cell-style-name="Default"/>
        <table:table-column table:style-name="co1" table:number-columns-repeated="1003" table:default-cell-style-name="Default"/>
        <table:table-row table:style-name="ro1">
          <table:table-cell table:style-name="ce2" office:value-type="string" calcext:value-type="string">
            <text:p>Автотюнинг/Прицепы Фаркопы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float" office:value="27332781" calcext:value-type="float">
            <text:p>2733278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втотюнинг/Прицепы Фаркопы/Седельные Устройства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float" office:value="27332781" calcext:value-type="float">
            <text:p>2733278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Набор Автомобилиста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Автоаварийный набор</text:p>
          </table:table-cell>
          <table:table-cell table:style-name="ce2" office:value-type="float" office:value="27332699" calcext:value-type="float">
            <text:p>27332699</text:p>
          </table:table-cell>
          <table:table-cell table:style-name="ce2" office:value-type="string" calcext:value-type="string">
            <text:p>Аварийный набор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Набор Автомобилиста/Жилеты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office:value-type="string" calcext:value-type="string">
            <text:p>Светоотражающий жилет</text:p>
          </table:table-cell>
          <table:table-cell table:style-name="ce2" office:value-type="float" office:value="87138242" calcext:value-type="float">
            <text:p>87138242</text:p>
          </table:table-cell>
          <table:table-cell table:style-name="ce2" office:value-type="string" calcext:value-type="string">
            <text:p>Светоотражающий жилет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Щетки Скребки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 table:style-name="ce2" office:value-type="string" calcext:value-type="string">
            <text:p>Каркасная щетка стеклоочистителя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Щетки Скребки/Скребки</text:p>
          </table:table-cell>
          <table:table-cell table:style-name="ce2" office:value-type="float" office:value="3458" calcext:value-type="float">
            <text:p>3458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 table:style-name="ce2" office:value-type="string" calcext:value-type="string">
            <text:p>Автомобильная щетка для снега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Щетки Скребки/Щетки</text:p>
          </table:table-cell>
          <table:table-cell table:style-name="ce2" office:value-type="float" office:value="3457" calcext:value-type="float">
            <text:p>3457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 table:style-name="ce2" office:value-type="string" calcext:value-type="string">
            <text:p>Автомобильная щетка для снега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 table:style-name="ce3" office:value-type="string" calcext:value-type="string">
            <text:p>Мотор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антифриз</text:p>
          </table:table-cell>
          <table:table-cell table:style-name="ce2" office:value-type="float" office:value="3441" calcext:value-type="float">
            <text:p>3441</text:p>
          </table:table-cell>
          <table:table-cell table:style-name="ce2" office:value-type="string" calcext:value-type="string">
            <text:p>Автохимия - Антифриз, тосол</text:p>
          </table:table-cell>
          <table:table-cell table:style-name="ce2" office:value-type="float" office:value="33717357" calcext:value-type="float">
            <text:p>33717357</text:p>
          </table:table-cell>
          <table:table-cell table:style-name="ce2" office:value-type="string" calcext:value-type="string">
            <text:p>Антифриз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Герметики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string" calcext:value-type="string">
            <text:p>Автохимия - Герметик, клей</text:p>
          </table:table-cell>
          <table:table-cell table:style-name="ce2" office:value-type="float" office:value="33717355" calcext:value-type="float">
            <text:p>33717355</text:p>
          </table:table-cell>
          <table:table-cell table:style-name="ce2" office:value-type="string" calcext:value-type="string">
            <text:p>Герметик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двигатель масло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 table:style-name="ce3" office:value-type="string" calcext:value-type="string">
            <text:p>Мотор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жидкость тормозная</text:p>
          </table:table-cell>
          <table:table-cell table:style-name="ce2" office:value-type="float" office:value="3197" calcext:value-type="float">
            <text:p>3197</text:p>
          </table:table-cell>
          <table:table-cell table:style-name="ce2" office:value-type="string" calcext:value-type="string">
            <text:p>Автохимия - Тормозная жидкость</text:p>
          </table:table-cell>
          <table:table-cell table:style-name="ce2" office:value-type="float" office:value="33717368" calcext:value-type="float">
            <text:p>33717368</text:p>
          </table:table-cell>
          <table:table-cell table:style-name="ce2" office:value-type="string" calcext:value-type="string">
            <text:p>Тормозная жидкость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коробка масло</text:p>
          </table:table-cell>
          <table:table-cell table:style-name="ce2" office:value-type="float" office:value="3387" calcext:value-type="float">
            <text:p>3387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акпп</text:p>
          </table:table-cell>
          <table:table-cell table:style-name="ce2" office:value-type="float" office:value="3084" calcext:value-type="float">
            <text:p>3084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гур</text:p>
          </table:table-cell>
          <table:table-cell table:style-name="ce2" office:value-type="float" office:value="3043" calcext:value-type="float">
            <text:p>3043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Гидравлическ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моста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Незамерзайка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string" calcext:value-type="string">
            <text:p>Автохимия - Жидкость для стеклоомывателя</text:p>
          </table:table-cell>
          <table:table-cell table:style-name="ce2" office:value-type="float" office:value="33725549" calcext:value-type="float">
            <text:p>33725549</text:p>
          </table:table-cell>
          <table:table-cell table:style-name="ce2" office:value-type="string" calcext:value-type="string">
            <text:p>Жидкость стеклоомывателя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раздатка масло</text:p>
          </table:table-cell>
          <table:table-cell table:style-name="ce2" office:value-type="float" office:value="3241" calcext:value-type="float">
            <text:p>3241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редуктор масло</text:p>
          </table:table-cell>
          <table:table-cell table:style-name="ce2" office:value-type="float" office:value="3248" calcext:value-type="float">
            <text:p>3248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Смазки разные</text:p>
          </table:table-cell>
          <table:table-cell table:style-name="ce2" office:value-type="float" office:value="3461" calcext:value-type="float">
            <text:p>3461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 table:style-name="ce2" office:value-type="string" calcext:value-type="string">
            <text:p>Смазка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фиксатор резьбы</text:p>
          </table:table-cell>
          <table:table-cell table:style-name="ce2" office:value-type="float" office:value="3448" calcext:value-type="float">
            <text:p>3448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 table:style-name="ce2" office:value-type="string" calcext:value-type="string">
            <text:p>Смазка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Аккумуляторы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float" office:value="33696961" calcext:value-type="float">
            <text:p>3369696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string" calcext:value-type="string">
            <text:p>Все товары/Авто/Запчасти/Аккумулято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Аккумуляторы/Аккумуляторная Батарея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float" office:value="33696961" calcext:value-type="float">
            <text:p>3369696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Воздушная Система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2" office:value-type="string" calcext:value-type="string">
            <text:p>Выхлопная труба</text:p>
          </table:table-cell>
          <table:table-cell table:style-name="ce2" office:value-type="string" calcext:value-type="string">
            <text:p>Все товары/Авто/Запчасти/Фильтры/Воздушные фильт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Воздушная Система/Компрессор Воздуха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string" calcext:value-type="string">
            <text:p>Компрессор климатической установки для авто</text:p>
          </table:table-cell>
          <table:table-cell table:style-name="ce2" office:value-type="float" office:value="85833494" calcext:value-type="float">
            <text:p>85833494</text:p>
          </table:table-cell>
          <table:table-cell table:style-name="ce2" office:value-type="string" calcext:value-type="string">
            <text:p>Компрессор кондиционера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Выхлопная Система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2" office:value-type="string" calcext:value-type="string">
            <text:p>Выхлопная труба</text:p>
          </table:table-cell>
          <table:table-cell table:style-name="ce2" office:value-type="string" calcext:value-type="string">
            <text:p>Все товары/Авто/Запчасти/Выхлоп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Выхлопная Система/Глушители Катализаторы ЕГР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2" office:value-type="string" calcext:value-type="string">
            <text:p>Труба глушителя</text:p>
          </table:table-cell>
          <table:table-cell table:style-name="ce2" office:value-type="string" calcext:value-type="string">
            <text:p>Все товары/Авто/Запчасти/Выхлоп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Двигатель автомобильный</text:p>
          </table:table-cell>
          <table:table-cell table:style-name="ce2" office:value-type="float" office:value="33696910" calcext:value-type="float">
            <text:p>33696910</text:p>
          </table:table-cell>
          <table:table-cell table:style-name="ce2" office:value-type="string" calcext:value-type="string">
            <text:p>ГБЦ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Блок Двигателя и Цилиндров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string" calcext:value-type="string">
            <text:p>Блок цилиндров</text:p>
          </table:table-cell>
          <table:table-cell table:style-name="ce2" office:value-type="float" office:value="85806235" calcext:value-type="float">
            <text:p>85806235</text:p>
          </table:table-cell>
          <table:table-cell table:style-name="ce2" office:value-type="string" calcext:value-type="string">
            <text:p>Гильза цилиндра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Головка и ГРМ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Головка блока цилиндров</text:p>
          </table:table-cell>
          <table:table-cell table:style-name="ce2" office:value-type="float" office:value="85806968" calcext:value-type="float">
            <text:p>85806968</text:p>
          </table:table-cell>
          <table:table-cell table:style-name="ce2" office:value-type="string" calcext:value-type="string">
            <text:p>ГБЦ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Детали Двигателя Разные</text:p>
          </table:table-cell>
          <table:table-cell table:style-name="ce2" office:value-type="float" office:value="1115" calcext:value-type="float">
            <text:p>1115</text:p>
          </table:table-cell>
          <table:table-cell table:style-name="ce2" office:value-type="string" calcext:value-type="string">
            <text:p>Двигатель автомобильный</text:p>
          </table:table-cell>
          <table:table-cell table:style-name="ce2" office:value-type="float" office:value="33696910" calcext:value-type="float">
            <text:p>33696910</text:p>
          </table:table-cell>
          <table:table-cell table:style-name="ce2" office:value-type="string" calcext:value-type="string">
            <text:p>ГБЦ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артер Поддон Двигателя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string" calcext:value-type="string">
            <text:p>Масляный поддон для авто</text:p>
          </table:table-cell>
          <table:table-cell table:style-name="ce2" office:value-type="float" office:value="86292271" calcext:value-type="float">
            <text:p>86292271</text:p>
          </table:table-cell>
          <table:table-cell table:style-name="ce2" office:value-type="string" calcext:value-type="string">
            <text:p>Поддон картер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лапаны Разные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Клапан ДВС</text:p>
          </table:table-cell>
          <table:table-cell table:style-name="ce2" office:value-type="float" office:value="85814340" calcext:value-type="float">
            <text:p>85814340</text:p>
          </table:table-cell>
          <table:table-cell table:style-name="ce3" office:value-type="string" calcext:value-type="string">
            <text:p>Клапан топливный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оленвал и Поршневая Группа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Коленчатый вал</text:p>
          </table:table-cell>
          <table:table-cell table:style-name="ce2" office:value-type="float" office:value="85807223" calcext:value-type="float">
            <text:p>85807223</text:p>
          </table:table-cell>
          <table:table-cell table:style-name="ce2" office:value-type="string" calcext:value-type="string">
            <text:p>Вал коленчатый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оллектор Впускной Выпускной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Впускной коллектор</text:p>
          </table:table-cell>
          <table:table-cell table:style-name="ce2" office:value-type="float" office:value="33698198" calcext:value-type="float">
            <text:p>33698198</text:p>
          </table:table-cell>
          <table:table-cell table:style-name="ce2" office:value-type="string" calcext:value-type="string">
            <text:p>Коллектор впускной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Подушки Опоры Двигателя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Опора двигателя и КПП</text:p>
          </table:table-cell>
          <table:table-cell table:style-name="ce2" office:value-type="float" office:value="33696914" calcext:value-type="float">
            <text:p>33696914</text:p>
          </table:table-cell>
          <table:table-cell table:style-name="ce3" office:value-type="string" calcext:value-type="string">
            <text:p>Подушк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Прокладки Разные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Распредвал и Детали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string" calcext:value-type="string">
            <text:p>Распределительный вал</text:p>
          </table:table-cell>
          <table:table-cell table:style-name="ce2" office:value-type="float" office:value="85813116" calcext:value-type="float">
            <text:p>85813116</text:p>
          </table:table-cell>
          <table:table-cell table:style-name="ce2" office:value-type="string" calcext:value-type="string">
            <text:p>Распредвал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Сальники Разные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Сисиема Зажигания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string" calcext:value-type="string">
            <text:p>Катушка зажигания и составляющие</text:p>
          </table:table-cell>
          <table:table-cell table:style-name="ce2" office:value-type="float" office:value="85835327" calcext:value-type="float">
            <text:p>8583532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Турбина и Интеркуллер</text:p>
          </table:table-cell>
          <table:table-cell table:style-name="ce2" office:value-type="float" office:value="1091" calcext:value-type="float">
            <text:p>1091</text:p>
          </table:table-cell>
          <table:table-cell table:style-name="ce2" office:value-type="string" calcext:value-type="string">
            <text:p>Турбина для авто</text:p>
          </table:table-cell>
          <table:table-cell table:style-name="ce2" office:value-type="float" office:value="85842792" calcext:value-type="float">
            <text:p>85842792</text:p>
          </table:table-cell>
          <table:table-cell table:style-name="ce2" office:value-type="string" calcext:value-type="string">
            <text:p>Турбокомпрессор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Цепи Грм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Цепь приводная и ГРМ</text:p>
          </table:table-cell>
          <table:table-cell table:style-name="ce2" office:value-type="float" office:value="85813696" calcext:value-type="float">
            <text:p>85813696</text:p>
          </table:table-cell>
          <table:table-cell table:style-name="ce2" office:value-type="string" calcext:value-type="string">
            <text:p>Цепь ГРМ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Инструменты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Ключи ремонтные для авто</text:p>
          </table:table-cell>
          <table:table-cell table:style-name="ce2" office:value-type="float" office:value="27332794" calcext:value-type="float">
            <text:p>27332794</text:p>
          </table:table-cell>
          <table:table-cell table:style-name="ce2" office:value-type="string" calcext:value-type="string">
            <text:p>Набор инструментов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Инструменты/Домкраты Рукоятки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string" calcext:value-type="string">
            <text:p>Домкрат автомобильный</text:p>
          </table:table-cell>
          <table:table-cell table:style-name="ce2" office:value-type="float" office:value="27332793" calcext:value-type="float">
            <text:p>27332793</text:p>
          </table:table-cell>
          <table:table-cell table:style-name="ce2" office:value-type="string" calcext:value-type="string">
            <text:p>Домкрат автомобильный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Инструменты/Ключи Съемники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Ключи ремонтные для авто</text:p>
          </table:table-cell>
          <table:table-cell table:style-name="ce2" office:value-type="float" office:value="27332794" calcext:value-type="float">
            <text:p>27332794</text:p>
          </table:table-cell>
          <table:table-cell table:style-name="ce2" office:value-type="string" calcext:value-type="string">
            <text:p>Набор инструментов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олеса Шины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Шины автомобильные</text:p>
          </table:table-cell>
          <table:table-cell table:style-name="ce2" office:value-type="float" office:value="68110271" calcext:value-type="float">
            <text:p>68110271</text:p>
          </table:table-cell>
          <table:table-cell table:style-name="ce2" office:value-type="string" calcext:value-type="string">
            <text:p>Шины для легковых автомобилей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олеса Шины/Колеса Шины Диски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Шины автомобильные</text:p>
          </table:table-cell>
          <table:table-cell table:style-name="ce2" office:value-type="float" office:value="68110271" calcext:value-type="float">
            <text:p>68110271</text:p>
          </table:table-cell>
          <table:table-cell table:style-name="ce2" office:value-type="string" calcext:value-type="string">
            <text:p>Шины для легковых автомобилей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репеж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Автокрепеж</text:p>
          </table:table-cell>
          <table:table-cell table:style-name="ce2" office:value-type="float" office:value="74190355" calcext:value-type="float">
            <text:p>7419035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репеж авто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репеж/Крепеж разный</text:p>
          </table:table-cell>
          <table:table-cell table:style-name="ce2" office:value-type="float" office:value="3443" calcext:value-type="float">
            <text:p>3443</text:p>
          </table:table-cell>
          <table:table-cell table:style-name="ce2" office:value-type="string" calcext:value-type="string">
            <text:p>Автокрепеж</text:p>
          </table:table-cell>
          <table:table-cell table:style-name="ce2" office:value-type="float" office:value="74190355" calcext:value-type="float">
            <text:p>7419035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репеж авто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Кузовные детали</text:p>
          </table:table-cell>
          <table:table-cell table:style-name="ce2" office:value-type="float" office:value="48159484" calcext:value-type="float">
            <text:p>4815948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Антенна Наружная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Антенна автомобильная</text:p>
          </table:table-cell>
          <table:table-cell table:style-name="ce2" office:value-type="float" office:value="27332738" calcext:value-type="float">
            <text:p>27332738</text:p>
          </table:table-cell>
          <table:table-cell table:style-name="ce2" office:value-type="string" calcext:value-type="string">
            <text:p>Автомобильная антенна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агажный Отсек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Крышка багажника автомобильная</text:p>
          </table:table-cell>
          <table:table-cell table:style-name="ce2" office:value-type="float" office:value="93446788" calcext:value-type="float">
            <text:p>93446788</text:p>
          </table:table-cell>
          <table:table-cell table:style-name="ce2" office:value-type="string" calcext:value-type="string">
            <text:p>Кузовная накладка</text:p>
          </table:table-cell>
          <table:table-cell table:style-name="ce2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амперы и Детали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Бампер автомобильный</text:p>
          </table:table-cell>
          <table:table-cell table:style-name="ce2" office:value-type="float" office:value="93446789" calcext:value-type="float">
            <text:p>93446789</text:p>
          </table:table-cell>
          <table:table-cell table:style-name="ce2" office:value-type="string" calcext:value-type="string">
            <text:p>Бампер</text:p>
          </table:table-cell>
          <table:table-cell table:style-name="ce2" office:value-type="string" calcext:value-type="string">
            <text:p>Все товары/Авто/Запчасти/Кузовные детали/Бампе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ачки Разные</text:p>
          </table:table-cell>
          <table:table-cell table:style-name="ce2" office:value-type="float" office:value="1106" calcext:value-type="float">
            <text:p>1106</text:p>
          </table:table-cell>
          <table:table-cell table:style-name="ce2" office:value-type="string" calcext:value-type="string">
            <text:p>Расширительный бачок для авто</text:p>
          </table:table-cell>
          <table:table-cell table:style-name="ce2" office:value-type="float" office:value="87892132" calcext:value-type="float">
            <text:p>87892132</text:p>
          </table:table-cell>
          <table:table-cell table:style-name="ce2" office:value-type="string" calcext:value-type="string">
            <text:p>Бачок расширительный для авто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рызговики Колес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Брызговики</text:p>
          </table:table-cell>
          <table:table-cell table:style-name="ce2" office:value-type="float" office:value="27332785" calcext:value-type="float">
            <text:p>27332785</text:p>
          </table:table-cell>
          <table:table-cell table:style-name="ce2" office:value-type="string" calcext:value-type="string">
            <text:p>Брызговики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Дефлекторы Разные</text:p>
          </table:table-cell>
          <table:table-cell table:style-name="ce2" office:value-type="float" office:value="1017" calcext:value-type="float">
            <text:p>1017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2" office:value-type="float" office:value="27332779" calcext:value-type="float">
            <text:p>27332779</text:p>
          </table:table-cell>
          <table:table-cell table:style-name="ce2" office:value-type="string" calcext:value-type="string">
            <text:p>Дефлектор для окон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Замки Разные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string" calcext:value-type="string">
            <text:p>Замок автомобильный</text:p>
          </table:table-cell>
          <table:table-cell table:style-name="ce2" office:value-type="float" office:value="92145042" calcext:value-type="float">
            <text:p>92145042</text:p>
          </table:table-cell>
          <table:table-cell table:style-name="ce2" office:value-type="string" calcext:value-type="string">
            <text:p>Замок двери авто</text:p>
          </table:table-cell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Зеркала и Детали Зеркал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string" calcext:value-type="string">
            <text:p>Зеркало боковое автомобильное</text:p>
          </table:table-cell>
          <table:table-cell table:style-name="ce2" office:value-type="float" office:value="99426212" calcext:value-type="float">
            <text:p>99426212</text:p>
          </table:table-cell>
          <table:table-cell table:style-name="ce2" office:value-type="string" calcext:value-type="string">
            <text:p>Боковое зеркало</text:p>
          </table:table-cell>
          <table:table-cell table:style-name="ce2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Кабина, Кузов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2" office:value-type="float" office:value="93446801" calcext:value-type="float">
            <text:p>93446801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Капот и Детали Капота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Капот автомобильный</text:p>
          </table:table-cell>
          <table:table-cell table:style-name="ce2" office:value-type="float" office:value="93446777" calcext:value-type="float">
            <text:p>9344677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/Капот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Крылья Арки Подкрылки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Крыло автомобильное</text:p>
          </table:table-cell>
          <table:table-cell table:style-name="ce2" office:value-type="float" office:value="93446776" calcext:value-type="float">
            <text:p>93446776</text:p>
          </table:table-cell>
          <table:table-cell table:style-name="ce2" office:value-type="string" calcext:value-type="string">
            <text:p>Крыло автомобильное</text:p>
          </table:table-cell>
          <table:table-cell table:style-name="ce2" office:value-type="string" calcext:value-type="string">
            <text:p>Все товары/Авто/Запчасти/Кузовные детали/Крыль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Подрамник Рама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2" office:value-type="float" office:value="93446795" calcext:value-type="float">
            <text:p>93446795</text:p>
          </table:table-cell>
          <table:table-cell table:style-name="ce2" office:value-type="string" calcext:value-type="string">
            <text:p>Накладки на пороги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Пороги Кузова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2" office:value-type="float" office:value="93446795" calcext:value-type="float">
            <text:p>93446795</text:p>
          </table:table-cell>
          <table:table-cell table:style-name="ce2" office:value-type="string" calcext:value-type="string">
            <text:p>Накладки на пороги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Ручки Разные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Ручка двери автомобильная</text:p>
          </table:table-cell>
          <table:table-cell table:style-name="ce2" office:value-type="float" office:value="99606705" calcext:value-type="float">
            <text:p>9960670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Спойлеры Разные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Кузовные детали</text:p>
          </table:table-cell>
          <table:table-cell table:style-name="ce2" office:value-type="float" office:value="48159484" calcext:value-type="float">
            <text:p>4815948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Стекла Разные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Автостекло</text:p>
          </table:table-cell>
          <table:table-cell table:style-name="ce2" office:value-type="float" office:value="93446800" calcext:value-type="float">
            <text:p>93446800</text:p>
          </table:table-cell>
          <table:table-cell table:style-name="ce2" office:value-type="string" calcext:value-type="string">
            <text:p>Стекло боково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Эмблеммы и Наклейки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string" calcext:value-type="string">
            <text:p>Наклейка для дверной ручки автомобиля</text:p>
          </table:table-cell>
          <table:table-cell table:style-name="ce2" office:value-type="float" office:value="99658513" calcext:value-type="float">
            <text:p>99658513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топление Климат Контроль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Радиатор отопления</text:p>
          </table:table-cell>
          <table:table-cell table:style-name="ce2" office:value-type="float" office:value="61339060" calcext:value-type="float">
            <text:p>6133906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топление Климат Контроль/Кондиционер и Детали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Радиатор кондиционера для авто</text:p>
          </table:table-cell>
          <table:table-cell table:style-name="ce2" office:value-type="float" office:value="85833530" calcext:value-type="float">
            <text:p>85833530</text:p>
          </table:table-cell>
          <table:table-cell table:style-name="ce2" office:value-type="string" calcext:value-type="string">
            <text:p>Радиатор кондиционера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топление Климат Контроль/Отопитель и Печка</text:p>
          </table:table-cell>
          <table:table-cell table:style-name="ce2" office:value-type="float" office:value="1048" calcext:value-type="float">
            <text:p>1048</text:p>
          </table:table-cell>
          <table:table-cell table:style-name="ce2" office:value-type="string" calcext:value-type="string">
            <text:p>Радиатор отопления</text:p>
          </table:table-cell>
          <table:table-cell table:style-name="ce2" office:value-type="float" office:value="61339060" calcext:value-type="float">
            <text:p>61339060</text:p>
          </table:table-cell>
          <table:table-cell table:style-name="ce2" office:value-type="string" calcext:value-type="string">
            <text:p>Радиатор кондиционера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хлаждение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Радиатор охлаждения для авто</text:p>
          </table:table-cell>
          <table:table-cell table:style-name="ce2" office:value-type="float" office:value="39655599" calcext:value-type="float">
            <text:p>39655599</text:p>
          </table:table-cell>
          <table:table-cell table:style-name="ce2" office:value-type="string" calcext:value-type="string">
            <text:p>Радиатор охлаждения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хлаждение/Вентиляторы Гидромуфты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string" calcext:value-type="string">
            <text:p>Вентилятор охлаждения для авто</text:p>
          </table:table-cell>
          <table:table-cell table:style-name="ce2" office:value-type="float" office:value="85835759" calcext:value-type="float">
            <text:p>85835759</text:p>
          </table:table-cell>
          <table:table-cell table:style-name="ce2" office:value-type="string" calcext:value-type="string">
            <text:p>Радиатор охлаждения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хлаждение/Радиатор Помпа Расширитель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Радиатор охлаждения для авто</text:p>
          </table:table-cell>
          <table:table-cell table:style-name="ce2" office:value-type="float" office:value="39655599" calcext:value-type="float">
            <text:p>39655599</text:p>
          </table:table-cell>
          <table:table-cell table:style-name="ce2" office:value-type="string" calcext:value-type="string">
            <text:p>Радиатор охлаждения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Амортизатор Подвески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Амортизатор подвески</text:p>
          </table:table-cell>
          <table:table-cell table:style-name="ce2" office:value-type="float" office:value="36201235" calcext:value-type="float">
            <text:p>36201235</text:p>
          </table:table-cell>
          <table:table-cell table:style-name="ce2" office:value-type="string" calcext:value-type="string">
            <text:p>Амортизатор подвески</text:p>
          </table:table-cell>
          <table:table-cell table:style-name="ce2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Балансиры Подвески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Балка Подвески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Втулки Разные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 table:style-name="ce2" office:value-type="string" calcext:value-type="string">
            <text:p>Сайлентблок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Детали Подвески Разные</text:p>
          </table:table-cell>
          <table:table-cell table:style-name="ce2" office:value-type="float" office:value="1127" calcext:value-type="float">
            <text:p>1127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Подшипники Разные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Рычаги Подвески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/Рычаг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Сайлентблоки Подвески</text:p>
          </table:table-cell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 table:style-name="ce2" office:value-type="string" calcext:value-type="string">
            <text:p>Сайлентблок</text:p>
          </table:table-cell>
          <table:table-cell table:style-name="ce2" office:value-type="string" calcext:value-type="string">
            <text:p>Все товары/Авто/Запчасти/Подвеска/Сайлентбло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Стабилизатор Подвески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Стабилизатор подвески</text:p>
          </table:table-cell>
          <table:table-cell table:style-name="ce2" office:value-type="float" office:value="85825489" calcext:value-type="float">
            <text:p>85825489</text:p>
          </table:table-cell>
          <table:table-cell table:style-name="ce2" office:value-type="string" calcext:value-type="string">
            <text:p>Стойка стабилизатора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Шаровые Опоры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Опора шаровая</text:p>
          </table:table-cell>
          <table:table-cell table:style-name="ce2" office:value-type="float" office:value="85830705" calcext:value-type="float">
            <text:p>85830705</text:p>
          </table:table-cell>
          <table:table-cell table:style-name="ce2" office:value-type="string" calcext:value-type="string">
            <text:p>Опора шаровая</text:p>
          </table:table-cell>
          <table:table-cell table:style-name="ce2" office:value-type="string" calcext:value-type="string">
            <text:p>Все товары/Авто/Запчасти/Подвеска/Шаровые опо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Рулевое Управление/Детали Гидроусилителя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2" office:value-type="float" office:value="101200335" calcext:value-type="float">
            <text:p>101200335</text:p>
          </table:table-cell>
          <table:table-cell table:style-name="ce3" office:value-type="string" calcext:value-type="string">
            <text:p>Запчасти рулевого управления</text:p>
          </table:table-cell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Рулевое Управление/Детали Рулевого Управления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2" office:value-type="float" office:value="101200335" calcext:value-type="float">
            <text:p>101200335</text:p>
          </table:table-cell>
          <table:table-cell table:style-name="ce3" office:value-type="string" calcext:value-type="string">
            <text:p>Запчасти рулевого управления</text:p>
          </table:table-cell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Двери и Детали Дверей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2" office:value-type="float" office:value="93446801" calcext:value-type="float">
            <text:p>93446801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Детали Салона Разные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Коврики Салона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 table:style-name="ce2" office:value-type="string" calcext:value-type="string">
            <text:p>Коврики в салон автомобил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Педали и Узлы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 table:style-name="ce2" office:value-type="string" calcext:value-type="string">
            <text:p>Педаль акселератора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Подлокотники Подставки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Подлокотник автомобильный</text:p>
          </table:table-cell>
          <table:table-cell table:style-name="ce2" office:value-type="float" office:value="70945311" calcext:value-type="float">
            <text:p>70945311</text:p>
          </table:table-cell>
          <table:table-cell table:style-name="ce2" office:value-type="string" calcext:value-type="string">
            <text:p>Подлокотник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Сиденья и Детали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Автомобильное сиденье</text:p>
          </table:table-cell>
          <table:table-cell table:style-name="ce2" office:value-type="float" office:value="90008317" calcext:value-type="float">
            <text:p>90008317</text:p>
          </table:table-cell>
          <table:table-cell table:style-name="ce2" office:value-type="string" calcext:value-type="string">
            <text:p>Чехлы на сидень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Система Мультимедиа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Автомобильный монитор</text:p>
          </table:table-cell>
          <table:table-cell table:style-name="ce2" office:value-type="float" office:value="81051414" calcext:value-type="float">
            <text:p>81051414</text:p>
          </table:table-cell>
          <table:table-cell table:style-name="ce2" office:value-type="string" calcext:value-type="string">
            <text:p>Автомобильный монитор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Чехлы на Сиденья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Комплект чехлов на сиденья авто</text:p>
          </table:table-cell>
          <table:table-cell table:style-name="ce2" office:value-type="float" office:value="74170295" calcext:value-type="float">
            <text:p>74170295</text:p>
          </table:table-cell>
          <table:table-cell table:style-name="ce2" office:value-type="string" calcext:value-type="string">
            <text:p>Чехлы на сидень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бардачок</text:p>
          </table:table-cell>
          <table:table-cell table:style-name="ce2" office:value-type="float" office:value="3452" calcext:value-type="float">
            <text:p>3452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 table:style-name="ce2" office:value-type="string" calcext:value-type="string">
            <text:p>Накидка на приборную панель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воздухозаборник</text:p>
          </table:table-cell>
          <table:table-cell table:style-name="ce2" office:value-type="float" office:value="3444" calcext:value-type="float">
            <text:p>3444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2" office:value-type="float" office:value="27332779" calcext:value-type="float">
            <text:p>27332779</text:p>
          </table:table-cell>
          <table:table-cell table:style-name="ce2" office:value-type="string" calcext:value-type="string">
            <text:p>Воздухозаборник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ручка салона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string" calcext:value-type="string">
            <text:p>Ручка двери</text:p>
          </table:table-cell>
          <table:table-cell table:style-name="ce2" office:value-type="float" office:value="99606705" calcext:value-type="float">
            <text:p>99606705</text:p>
          </table:table-cell>
          <table:table-cell table:style-name="ce2" office:value-type="string" calcext:value-type="string">
            <text:p>Ручка дверная автомобильна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педали</text:p>
          </table:table-cell>
          <table:table-cell table:style-name="ce2" office:value-type="float" office:value="3453" calcext:value-type="float">
            <text:p>3453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 table:style-name="ce2" office:value-type="string" calcext:value-type="string">
            <text:p>Педаль акселератора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Трапеция стеклоподъемника</text:p>
          </table:table-cell>
          <table:table-cell table:style-name="ce2" office:value-type="float" office:value="87891853" calcext:value-type="float">
            <text:p>87891853</text:p>
          </table:table-cell>
          <table:table-cell table:style-name="ce2" office:value-type="string" calcext:value-type="string">
            <text:p>Трапеция стеклоочистителя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очиститель и Детали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Мотор стеклоочистителя</text:p>
          </table:table-cell>
          <table:table-cell table:style-name="ce2" office:value-type="float" office:value="86471711" calcext:value-type="float">
            <text:p>86471711</text:p>
          </table:table-cell>
          <table:table-cell table:style-name="ce2" office:value-type="string" calcext:value-type="string">
            <text:p>Трапеция стеклоочистителя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подъемник и Детали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string" calcext:value-type="string">
            <text:p>Мотор стеклоподъемника</text:p>
          </table:table-cell>
          <table:table-cell table:style-name="ce2" office:value-type="float" office:value="86472353" calcext:value-type="float">
            <text:p>86472353</text:p>
          </table:table-cell>
          <table:table-cell table:style-name="ce2" office:value-type="string" calcext:value-type="string">
            <text:p>Трапеция стеклоочистителя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Топливная система</text:p>
          </table:table-cell>
          <table:table-cell table:style-name="ce2" office:value-type="float" office:value="33698197" calcext:value-type="float">
            <text:p>3369819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Форсунки Топливные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Форсунка топливная</text:p>
          </table:table-cell>
          <table:table-cell table:style-name="ce2" office:value-type="float" office:value="85842818" calcext:value-type="float">
            <text:p>85842818</text:p>
          </table:table-cell>
          <table:table-cell table:style-name="ce2" office:value-type="string" calcext:value-type="string">
            <text:p>Форсунка топливная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Бак Топливный и Детали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Топливная система</text:p>
          </table:table-cell>
          <table:table-cell table:style-name="ce2" office:value-type="float" office:value="33698197" calcext:value-type="float">
            <text:p>33698197</text:p>
          </table:table-cell>
          <table:table-cell table:style-name="ce2" office:value-type="string" calcext:value-type="string">
            <text:p>Топливный бак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Дроссель, Газ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Дроссельная заслонка</text:p>
          </table:table-cell>
          <table:table-cell table:style-name="ce2" office:value-type="float" office:value="85842795" calcext:value-type="float">
            <text:p>85842795</text:p>
          </table:table-cell>
          <table:table-cell table:style-name="ce2" office:value-type="string" calcext:value-type="string">
            <text:p>Педаль акселератора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Топливный Насос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Насос топливный</text:p>
          </table:table-cell>
          <table:table-cell table:style-name="ce2" office:value-type="float" office:value="85843113" calcext:value-type="float">
            <text:p>85843113</text:p>
          </table:table-cell>
          <table:table-cell table:style-name="ce2" office:value-type="string" calcext:value-type="string">
            <text:p>Насос топливный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ручник</text:p>
          </table:table-cell>
          <table:table-cell table:style-name="ce2" office:value-type="float" office:value="3455" calcext:value-type="float">
            <text:p>3455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Диски Барабаны Тормозные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string" calcext:value-type="string">
            <text:p>Тормозные барабаны</text:p>
          </table:table-cell>
          <table:table-cell table:style-name="ce2" office:value-type="float" office:value="33698167" calcext:value-type="float">
            <text:p>33698167</text:p>
          </table:table-cell>
          <table:table-cell table:style-name="ce2" office:value-type="string" calcext:value-type="string">
            <text:p>Барабан тормозной</text:p>
          </table:table-cell>
          <table:table-cell table:style-name="ce2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АБС Система Тормозов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Блок ABS (гидроагрегат)</text:p>
          </table:table-cell>
          <table:table-cell table:style-name="ce2" office:value-type="float" office:value="1000001988" calcext:value-type="float">
            <text:p>1000001988</text:p>
          </table:table-cell>
          <table:table-cell table:style-name="ce2" office:value-type="string" calcext:value-type="string">
            <text:p>Датчик ABS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Колодки Тормозные Накладки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Колодки тормозные</text:p>
          </table:table-cell>
          <table:table-cell table:style-name="ce2" office:value-type="float" office:value="33698187" calcext:value-type="float">
            <text:p>33698187</text:p>
          </table:table-cell>
          <table:table-cell table:style-name="ce4" office:value-type="string" calcext:value-type="string">
            <text:p><text:a xlink:href="https://www.ozon.ru/category/tormoznye-kolodki-diskovye/" xlink:type="simple">Тормозные колодки</text:a></text:p>
          </table:table-cell>
          <table:table-cell table:style-name="ce2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Ручник Тормоз Стояночный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Суппорт Тормозной</text:p>
          </table:table-cell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Тормозной суппорт</text:p>
          </table:table-cell>
          <table:table-cell table:style-name="ce2" office:value-type="float" office:value="85842995" calcext:value-type="float">
            <text:p>85842995</text:p>
          </table:table-cell>
          <table:table-cell table:style-name="ce2" office:value-type="string" calcext:value-type="string">
            <text:p>Суппорты тормозные</text:p>
          </table:table-cell>
          <table:table-cell table:style-name="ce2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Тормозные Запчасти Разные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Дифференциал и Запчасти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Кардан Крестовины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Крестовина карданного вала</text:p>
          </table:table-cell>
          <table:table-cell table:style-name="ce2" office:value-type="float" office:value="85817252" calcext:value-type="float">
            <text:p>85817252</text:p>
          </table:table-cell>
          <table:table-cell table:style-name="ce4" office:value-type="string" calcext:value-type="string">
            <text:p><text:a xlink:href="https://www.ozon.ru/category/krestoviny-kardannogo-vala/" xlink:type="simple">Крестовина карданного вала</text:a>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Коробка Передач и Запчасти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Мост и Редукторы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2" office:value-type="float" office:value="86332233" calcext:value-type="float">
            <text:p>86332233</text:p>
          </table:table-cell>
          <table:table-cell table:style-name="ce2" office:value-type="string" calcext:value-type="string">
            <text:p>Редуктор заднего моста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Приводы Полуоси ШРУСы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string" calcext:value-type="string">
            <text:p>ШРУС привода</text:p>
          </table:table-cell>
          <table:table-cell table:style-name="ce2" office:value-type="float" office:value="36201240" calcext:value-type="float">
            <text:p>36201240</text:p>
          </table:table-cell>
          <table:table-cell table:style-name="ce2" office:value-type="string" calcext:value-type="string">
            <text:p>Привод в сборе, Полуось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Раздатка и Запчасти</text:p>
          </table:table-cell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Редуктор Моста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2" office:value-type="float" office:value="86332233" calcext:value-type="float">
            <text:p>86332233</text:p>
          </table:table-cell>
          <table:table-cell table:style-name="ce2" office:value-type="string" calcext:value-type="string">
            <text:p>Редуктор заднего моста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Рессоры Пуружины Торсионы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Рессора подвески для авто</text:p>
          </table:table-cell>
          <table:table-cell table:style-name="ce2" office:value-type="float" office:value="86295848" calcext:value-type="float">
            <text:p>86295848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Ступицы и Запчасти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 table:style-name="ce2" office:value-type="string" calcext:value-type="string">
            <text:p>Ступица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Сцепление и Запчасти</text:p>
          </table:table-cell>
          <table:table-cell table:style-name="ce2" office:value-type="float" office:value="1087" calcext:value-type="float">
            <text:p>1087</text:p>
          </table:table-cell>
          <table:table-cell table:style-name="ce2" office:value-type="string" calcext:value-type="string">
            <text:p>Комплект сцепления</text:p>
          </table:table-cell>
          <table:table-cell table:style-name="ce2" office:value-type="float" office:value="85835774" calcext:value-type="float">
            <text:p>85835774</text:p>
          </table:table-cell>
          <table:table-cell table:style-name="ce2" office:value-type="string" calcext:value-type="string">
            <text:p>Комплект сцепления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Лампы Фар и Подсветки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Поворотники Повторители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Повторитель указателя поворота</text:p>
          </table:table-cell>
          <table:table-cell table:style-name="ce2" office:value-type="float" office:value="99426242" calcext:value-type="float">
            <text:p>99426242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ары Разные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онари и Сигнализация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string" calcext:value-type="string">
            <text:p>Фонарь задний для авто</text:p>
          </table:table-cell>
          <table:table-cell table:style-name="ce2" office:value-type="float" office:value="85797441" calcext:value-type="float">
            <text:p>85797441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ильтры и Ремни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float" office:value="33697180" calcext:value-type="float">
            <text:p>3369718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ильтры и Ремни/Ремни Приводные и ГРМ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Ремень приводной и ГРМ</text:p>
          </table:table-cell>
          <table:table-cell table:style-name="ce2" office:value-type="float" office:value="33697155" calcext:value-type="float">
            <text:p>33697155</text:p>
          </table:table-cell>
          <table:table-cell table:style-name="ce5" office:value-type="string" calcext:value-type="string">
            <text:p>Ремень ГРМ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ильтры и Ремни/Фильтры и Корпусы Фильтров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float" office:value="33697180" calcext:value-type="float">
            <text:p>33697180</text:p>
          </table:table-cell>
          <table:table-cell table:style-name="ce5" office:value-type="string" calcext:value-type="string">
            <text:p>Воздушный фильтр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2" office:value-type="float" office:value="78731083" calcext:value-type="float">
            <text:p>78731083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Блоки Управления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string" calcext:value-type="string">
            <text:p>Блок управления для авто</text:p>
          </table:table-cell>
          <table:table-cell table:style-name="ce2" office:value-type="float" office:value="85843091" calcext:value-type="float">
            <text:p>85843091</text:p>
          </table:table-cell>
          <table:table-cell table:style-name="ce5" office:value-type="string" calcext:value-type="string">
            <text:p>Блок управления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Выключатели Кнопки Переключатели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Переключатель салона авто</text:p>
          </table:table-cell>
          <table:table-cell table:style-name="ce2" office:value-type="float" office:value="92145050" calcext:value-type="float">
            <text:p>92145050</text:p>
          </table:table-cell>
          <table:table-cell table:style-name="ce2" office:value-type="string" calcext:value-type="string">
            <text:p>Переключатель подрулевой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Генераторы и Запчасти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Автомобильный генератор</text:p>
          </table:table-cell>
          <table:table-cell table:style-name="ce2" office:value-type="float" office:value="61852812" calcext:value-type="float">
            <text:p>61852812</text:p>
          </table:table-cell>
          <table:table-cell table:style-name="ce2" office:value-type="string" calcext:value-type="string">
            <text:p>Автомобильный генератор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Датчики Разные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string" calcext:value-type="string">
            <text:p>Датчик для авто</text:p>
          </table:table-cell>
          <table:table-cell table:style-name="ce2" office:value-type="float" office:value="85843109" calcext:value-type="float">
            <text:p>85843109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едохранители Разные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Предохранитель для авто</text:p>
          </table:table-cell>
          <table:table-cell table:style-name="ce2" office:value-type="float" office:value="85843120" calcext:value-type="float">
            <text:p>85843120</text:p>
          </table:table-cell>
          <table:table-cell table:style-name="ce2" office:value-type="string" calcext:value-type="string">
            <text:p>Предохранители для авто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иборы и Панель Приборов</text:p>
          </table:table-cell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икуриватель и Детали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Розетка 12v, прикуриватель, USB/AUX выход</text:p>
          </table:table-cell>
          <table:table-cell table:style-name="ce2" office:value-type="float" office:value="92496695" calcext:value-type="float">
            <text:p>92496695</text:p>
          </table:table-cell>
          <table:table-cell table:style-name="ce2" office:value-type="string" calcext:value-type="string">
            <text:p>Розетка прикуривателя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оводка и Провода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Проводка для авто</text:p>
          </table:table-cell>
          <table:table-cell table:style-name="ce2" office:value-type="float" office:value="85843110" calcext:value-type="float">
            <text:p>8584311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Реле Разные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string" calcext:value-type="string">
            <text:p>Реле для авто</text:p>
          </table:table-cell>
          <table:table-cell table:style-name="ce2" office:value-type="float" office:value="85844627" calcext:value-type="float">
            <text:p>8584462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Стартер Двигателя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Комплектующие стартера для авто</text:p>
          </table:table-cell>
          <table:table-cell table:style-name="ce2" office:value-type="float" office:value="85844666" calcext:value-type="float">
            <text:p>85844666</text:p>
          </table:table-cell>
          <table:table-cell table:style-name="ce2" office:value-type="string" calcext:value-type="string">
            <text:p>Стартер в сбор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Электрические Детали Разные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2" office:value-type="float" office:value="78731083" calcext:value-type="float">
            <text:p>78731083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40">
          <table:table-cell table:style-name="ce2" table:number-columns-repeated="2"/>
          <table:table-cell table:number-columns-repeated="1022"/>
        </table:table-row>
        <table:table-row table:style-name="ro1" table:number-rows-repeated="3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9">
          <table:table-cell table:style-name="ce2" table:number-columns-repeated="2"/>
          <table:table-cell table:number-columns-repeated="1022"/>
        </table:table-row>
        <table:table-row table:style-name="ro1" table:number-rows-repeated="5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4">
          <table:table-cell table:style-name="ce2" table:number-columns-repeated="2"/>
          <table:table-cell table:number-columns-repeated="1022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зон" table:style-name="ta3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тяжное устройство цепи, ремня ДВС</text:p>
          </table:table-cell>
          <table:table-cell table:style-name="ce7" office:value-type="float" office:value="85814330" calcext:value-type="float">
            <text:p>8581433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сширительный бачок для авто</text:p>
          </table:table-cell>
          <table:table-cell table:style-name="ce7" office:value-type="float" office:value="87892132" calcext:value-type="float">
            <text:p>8789213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ующие для ксеноновых фар</text:p>
          </table:table-cell>
          <table:table-cell table:style-name="ce7" office:value-type="float" office:value="85797382" calcext:value-type="float">
            <text:p>8579738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вод высоковольтный</text:p>
          </table:table-cell>
          <table:table-cell table:style-name="ce7" office:value-type="float" office:value="85835735" calcext:value-type="float">
            <text:p>858357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улачок для спецтехники</text:p>
          </table:table-cell>
          <table:table-cell table:style-name="ce7" office:value-type="float" office:value="101636801" calcext:value-type="float">
            <text:p>10163680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емма аккумуляторная</text:p>
          </table:table-cell>
          <table:table-cell table:style-name="ce7" office:value-type="float" office:value="95313188" calcext:value-type="float">
            <text:p>9531318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идроблок, гидрозамок, гидроцилиндр для спецтехники</text:p>
          </table:table-cell>
          <table:table-cell table:style-name="ce7" office:value-type="float" office:value="101636777" calcext:value-type="float">
            <text:p>10163677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правка для спецтехники</text:p>
          </table:table-cell>
          <table:table-cell table:style-name="ce7" office:value-type="float" office:value="101636824" calcext:value-type="float">
            <text:p>10163682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тупица, подшипник колеса</text:p>
          </table:table-cell>
          <table:table-cell table:style-name="ce7" office:value-type="float" office:value="36201238" calcext:value-type="float">
            <text:p>3620123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апан ДВС</text:p>
          </table:table-cell>
          <table:table-cell table:style-name="ce7" office:value-type="float" office:value="85814340" calcext:value-type="float">
            <text:p>8581434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апанная крышка</text:p>
          </table:table-cell>
          <table:table-cell table:style-name="ce7" office:value-type="float" office:value="85807222" calcext:value-type="float">
            <text:p>8580722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рог автомобильный</text:p>
          </table:table-cell>
          <table:table-cell table:style-name="ce7" office:value-type="float" office:value="93446795" calcext:value-type="float">
            <text:p>934467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дуктор для спецтехники</text:p>
          </table:table-cell>
          <table:table-cell table:style-name="ce7" office:value-type="float" office:value="101636826" calcext:value-type="float">
            <text:p>10163682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иборная панель для авто</text:p>
          </table:table-cell>
          <table:table-cell table:style-name="ce7" office:value-type="float" office:value="99615332" calcext:value-type="float">
            <text:p>9961533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топорное кольцо глушителя</text:p>
          </table:table-cell>
          <table:table-cell table:style-name="ce7" office:value-type="float" office:value="33698295" calcext:value-type="float">
            <text:p>336982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олик приводной и ГРМ</text:p>
          </table:table-cell>
          <table:table-cell table:style-name="ce7" office:value-type="float" office:value="39003826" calcext:value-type="float">
            <text:p>3900382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тбойник багажника, двери, капота</text:p>
          </table:table-cell>
          <table:table-cell table:style-name="ce7" office:value-type="float" office:value="101292960" calcext:value-type="float">
            <text:p>10129296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убья для спецтехники</text:p>
          </table:table-cell>
          <table:table-cell table:style-name="ce7" office:value-type="float" office:value="101636795" calcext:value-type="float">
            <text:p>1016367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ос для ручного тормоза</text:p>
          </table:table-cell>
          <table:table-cell table:style-name="ce7" office:value-type="float" office:value="85842990" calcext:value-type="float">
            <text:p>8584299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лок цилиндров</text:p>
          </table:table-cell>
          <table:table-cell table:style-name="ce7" office:value-type="float" office:value="85806235" calcext:value-type="float">
            <text:p>858062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л тормозной</text:p>
          </table:table-cell>
          <table:table-cell table:style-name="ce7" office:value-type="float" office:value="101200357" calcext:value-type="float">
            <text:p>10120035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уфта быстросъемная предохранительная для спецтехники</text:p>
          </table:table-cell>
          <table:table-cell table:style-name="ce7" office:value-type="float" office:value="101636813" calcext:value-type="float">
            <text:p>10163681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лок радиатора авто</text:p>
          </table:table-cell>
          <table:table-cell table:style-name="ce7" office:value-type="float" office:value="86296574" calcext:value-type="float">
            <text:p>8629657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ультипликатор для спецтехники</text:p>
          </table:table-cell>
          <table:table-cell table:style-name="ce7" office:value-type="float" office:value="101636812" calcext:value-type="float">
            <text:p>10163681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бка и прокладка под слив масла</text:p>
          </table:table-cell>
          <table:table-cell table:style-name="ce7" office:value-type="float" office:value="33697151" calcext:value-type="float">
            <text:p>3369715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ачок стеклоомывателя</text:p>
          </table:table-cell>
          <table:table-cell table:style-name="ce7" office:value-type="float" office:value="85817600" calcext:value-type="float">
            <text:p>858176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щита нижней части автомобиля</text:p>
          </table:table-cell>
          <table:table-cell table:style-name="ce7" office:value-type="float" office:value="33304846" calcext:value-type="float">
            <text:p>3330484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идроаккумулятор тормозной системы</text:p>
          </table:table-cell>
          <table:table-cell table:style-name="ce7" office:value-type="float" office:value="95311801" calcext:value-type="float">
            <text:p>9531180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тифт, палец, пластина для спецтехники</text:p>
          </table:table-cell>
          <table:table-cell table:style-name="ce7" office:value-type="float" office:value="101636825" calcext:value-type="float">
            <text:p>10163682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ующие масляного насоса для авто</text:p>
          </table:table-cell>
          <table:table-cell table:style-name="ce7" office:value-type="float" office:value="86292221" calcext:value-type="float">
            <text:p>8629222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Автомобильный генератор</text:p>
          </table:table-cell>
          <table:table-cell table:style-name="ce7" office:value-type="float" office:value="61852812" calcext:value-type="float">
            <text:p>6185281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ланг, трубка ГУР</text:p>
          </table:table-cell>
          <table:table-cell table:style-name="ce7" office:value-type="float" office:value="86469817" calcext:value-type="float">
            <text:p>8646981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улевое колесо</text:p>
          </table:table-cell>
          <table:table-cell table:style-name="ce7" office:value-type="float" office:value="86469808" calcext:value-type="float">
            <text:p>8646980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кладка двигателя</text:p>
          </table:table-cell>
          <table:table-cell table:style-name="ce7" office:value-type="float" office:value="85810218" calcext:value-type="float">
            <text:p>8581021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ос акселератора для авто</text:p>
          </table:table-cell>
          <table:table-cell table:style-name="ce7" office:value-type="float" office:value="95312219" calcext:value-type="float">
            <text:p>9531221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Упор, амортизатор</text:p>
          </table:table-cell>
          <table:table-cell table:style-name="ce7" office:value-type="float" office:value="33304844" calcext:value-type="float">
            <text:p>3330484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альник двигателя</text:p>
          </table:table-cell>
          <table:table-cell table:style-name="ce7" office:value-type="float" office:value="85811832" calcext:value-type="float">
            <text:p>8581183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шипник рулевого управления</text:p>
          </table:table-cell>
          <table:table-cell table:style-name="ce7" office:value-type="float" office:value="85833162" calcext:value-type="float">
            <text:p>8583316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ISO-коннекторы</text:p>
          </table:table-cell>
          <table:table-cell table:style-name="ce7" office:value-type="float" office:value="81035305" calcext:value-type="float">
            <text:p>8103530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л коробки передач для авто</text:p>
          </table:table-cell>
          <table:table-cell table:style-name="ce7" office:value-type="float" office:value="86332035" calcext:value-type="float">
            <text:p>863320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конечник рулевой</text:p>
          </table:table-cell>
          <table:table-cell table:style-name="ce7" office:value-type="float" office:value="36121483" calcext:value-type="float">
            <text:p>3612148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аслоотделитель для авто</text:p>
          </table:table-cell>
          <table:table-cell table:style-name="ce7" office:value-type="float" office:value="101293540" calcext:value-type="float">
            <text:p>10129354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ыпускной коллектор</text:p>
          </table:table-cell>
          <table:table-cell table:style-name="ce7" office:value-type="float" office:value="33698289" calcext:value-type="float">
            <text:p>3369828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итер, блок, биус, боковина для спецтехники</text:p>
          </table:table-cell>
          <table:table-cell table:style-name="ce7" office:value-type="float" office:value="101636769" calcext:value-type="float">
            <text:p>10163676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рзина сцепления</text:p>
          </table:table-cell>
          <table:table-cell table:style-name="ce7" office:value-type="float" office:value="36210095" calcext:value-type="float">
            <text:p>362100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ланг, трубка КПП</text:p>
          </table:table-cell>
          <table:table-cell table:style-name="ce7" office:value-type="float" office:value="86332286" calcext:value-type="float">
            <text:p>8633228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кладыш, подшипник ДВС</text:p>
          </table:table-cell>
          <table:table-cell table:style-name="ce7" office:value-type="float" office:value="85812214" calcext:value-type="float">
            <text:p>8581221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спределительный вал</text:p>
          </table:table-cell>
          <table:table-cell table:style-name="ce7" office:value-type="float" office:value="85813116" calcext:value-type="float">
            <text:p>8581311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Амортизатор подвески</text:p>
          </table:table-cell>
          <table:table-cell table:style-name="ce7" office:value-type="float" office:value="36201235" calcext:value-type="float">
            <text:p>362012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Усилитель бампера</text:p>
          </table:table-cell>
          <table:table-cell table:style-name="ce7" office:value-type="float" office:value="101292868" calcext:value-type="float">
            <text:p>10129286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Форсунка омывателя</text:p>
          </table:table-cell>
          <table:table-cell table:style-name="ce7" office:value-type="float" office:value="87892182" calcext:value-type="float">
            <text:p>8789218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тушка зажигания и составляющие</text:p>
          </table:table-cell>
          <table:table-cell table:style-name="ce7" office:value-type="float" office:value="85835327" calcext:value-type="float">
            <text:p>8583532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щита топливного бака</text:p>
          </table:table-cell>
          <table:table-cell table:style-name="ce7" office:value-type="float" office:value="33305389" calcext:value-type="float">
            <text:p>3330538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убопровод для авто</text:p>
          </table:table-cell>
          <table:table-cell table:style-name="ce7" office:value-type="float" office:value="101200533" calcext:value-type="float">
            <text:p>10120053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оленоид КПП</text:p>
          </table:table-cell>
          <table:table-cell table:style-name="ce7" office:value-type="float" office:value="86332265" calcext:value-type="float">
            <text:p>8633226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шипник выключения сцепления</text:p>
          </table:table-cell>
          <table:table-cell table:style-name="ce7" office:value-type="float" office:value="33698202" calcext:value-type="float">
            <text:p>3369820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ленчатый вал</text:p>
          </table:table-cell>
          <table:table-cell table:style-name="ce7" office:value-type="float" office:value="85807223" calcext:value-type="float">
            <text:p>8580722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лагоотделитель тормозной системы</text:p>
          </table:table-cell>
          <table:table-cell table:style-name="ce7" office:value-type="float" office:value="92131745" calcext:value-type="float">
            <text:p>9213174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лок педали, составляющие для авто</text:p>
          </table:table-cell>
          <table:table-cell table:style-name="ce7" office:value-type="float" office:value="86292728" calcext:value-type="float">
            <text:p>8629272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пора двигателя и КПП</text:p>
          </table:table-cell>
          <table:table-cell table:style-name="ce7" office:value-type="float" office:value="33696914" calcext:value-type="float">
            <text:p>3369691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идротрансформатор</text:p>
          </table:table-cell>
          <table:table-cell table:style-name="ce7" office:value-type="float" office:value="85817253" calcext:value-type="float">
            <text:p>8581725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ычаг маятниковый</text:p>
          </table:table-cell>
          <table:table-cell table:style-name="ce7" office:value-type="float" office:value="85833343" calcext:value-type="float">
            <text:p>8583334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уфта эластичная карданного вала для авто</text:p>
          </table:table-cell>
          <table:table-cell table:style-name="ce7" office:value-type="float" office:value="86332188" calcext:value-type="float">
            <text:p>8633218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водка для авто</text:p>
          </table:table-cell>
          <table:table-cell table:style-name="ce7" office:value-type="float" office:value="85843110" calcext:value-type="float">
            <text:p>8584311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нель крепления радиатора для авто</text:p>
          </table:table-cell>
          <table:table-cell table:style-name="ce7" office:value-type="float" office:value="86292840" calcext:value-type="float">
            <text:p>8629284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ток опорный</text:p>
          </table:table-cell>
          <table:table-cell table:style-name="ce7" office:value-type="float" office:value="101491538" calcext:value-type="float">
            <text:p>10149153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естовина карданного вала</text:p>
          </table:table-cell>
          <table:table-cell table:style-name="ce7" office:value-type="float" office:value="85817252" calcext:value-type="float">
            <text:p>8581725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кладка выхлопной системы</text:p>
          </table:table-cell>
          <table:table-cell table:style-name="ce7" office:value-type="float" office:value="33698294" calcext:value-type="float">
            <text:p>3369829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лок ABS (гидроагрегат)</text:p>
          </table:table-cell>
          <table:table-cell table:style-name="ce7" office:value-type="float" office:value="1000001988" calcext:value-type="float">
            <text:p>100000198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атун двигателя</text:p>
          </table:table-cell>
          <table:table-cell table:style-name="ce7" office:value-type="float" office:value="85811835" calcext:value-type="float">
            <text:p>858118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електор КПП в сборе</text:p>
          </table:table-cell>
          <table:table-cell table:style-name="ce7" office:value-type="float" office:value="85817292" calcext:value-type="float">
            <text:p>8581729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нель крыши, пола для авто</text:p>
          </table:table-cell>
          <table:table-cell table:style-name="ce7" office:value-type="float" office:value="101407403" calcext:value-type="float">
            <text:p>10140740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апан регулировки фаз ГРМ</text:p>
          </table:table-cell>
          <table:table-cell table:style-name="ce7" office:value-type="float" office:value="100369083" calcext:value-type="float">
            <text:p>10036908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рпус, крышка подшипника для спецтехники</text:p>
          </table:table-cell>
          <table:table-cell table:style-name="ce7" office:value-type="float" office:value="101636800" calcext:value-type="float">
            <text:p>1016368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атчик износа тормозных колодок</text:p>
          </table:table-cell>
          <table:table-cell table:style-name="ce7" office:value-type="float" office:value="85843000" calcext:value-type="float">
            <text:p>858430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тойка кузова</text:p>
          </table:table-cell>
          <table:table-cell table:style-name="ce7" office:value-type="float" office:value="100186391" calcext:value-type="float">
            <text:p>10018639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ыхлопная труба</text:p>
          </table:table-cell>
          <table:table-cell table:style-name="ce7" office:value-type="float" office:value="33698293" calcext:value-type="float">
            <text:p>3369829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уфта колеса авто</text:p>
          </table:table-cell>
          <table:table-cell table:style-name="ce7" office:value-type="float" office:value="101293048" calcext:value-type="float">
            <text:p>10129304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комплект ГРМ</text:p>
          </table:table-cell>
          <table:table-cell table:style-name="ce7" office:value-type="float" office:value="85814516" calcext:value-type="float">
            <text:p>8581451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ополнительные сигналы для авто</text:p>
          </table:table-cell>
          <table:table-cell table:style-name="ce7" office:value-type="float" office:value="85797439" calcext:value-type="float">
            <text:p>8579743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лок подрулевых переключателей</text:p>
          </table:table-cell>
          <table:table-cell table:style-name="ce7" office:value-type="float" office:value="86471710" calcext:value-type="float">
            <text:p>8647171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кладка фрикционная для спецтехники</text:p>
          </table:table-cell>
          <table:table-cell table:style-name="ce7" office:value-type="float" office:value="101636816" calcext:value-type="float">
            <text:p>10163681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естерня коробки передач для авто</text:p>
          </table:table-cell>
          <table:table-cell table:style-name="ce7" office:value-type="float" office:value="86332285" calcext:value-type="float">
            <text:p>8633228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диатор интеркулера для авто</text:p>
          </table:table-cell>
          <table:table-cell table:style-name="ce7" office:value-type="float" office:value="86296651" calcext:value-type="float">
            <text:p>8629665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Лонжерон авто</text:p>
          </table:table-cell>
          <table:table-cell table:style-name="ce7" office:value-type="float" office:value="101558166" calcext:value-type="float">
            <text:p>10155816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Утеплитель двигателя</text:p>
          </table:table-cell>
          <table:table-cell table:style-name="ce7" office:value-type="float" office:value="33304848" calcext:value-type="float">
            <text:p>3330484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Автомобильный баллон ГБО</text:p>
          </table:table-cell>
          <table:table-cell table:style-name="ce7" office:value-type="float" office:value="100549328" calcext:value-type="float">
            <text:p>10054932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Форсунка топливная</text:p>
          </table:table-cell>
          <table:table-cell table:style-name="ce7" office:value-type="float" office:value="85842818" calcext:value-type="float">
            <text:p>8584281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оединительное и переходное звено к приводной цепи</text:p>
          </table:table-cell>
          <table:table-cell table:style-name="ce7" office:value-type="float" office:value="1000001820" calcext:value-type="float">
            <text:p>100000182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онштейн крепления бампера для авто</text:p>
          </table:table-cell>
          <table:table-cell table:style-name="ce7" office:value-type="float" office:value="86292839" calcext:value-type="float">
            <text:p>8629283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ереключатель салона авто</text:p>
          </table:table-cell>
          <table:table-cell table:style-name="ce7" office:value-type="float" office:value="92145050" calcext:value-type="float">
            <text:p>9214505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диатор масляный для авто</text:p>
          </table:table-cell>
          <table:table-cell table:style-name="ce7" office:value-type="float" office:value="85833557" calcext:value-type="float">
            <text:p>8583355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шипники КПП</text:p>
          </table:table-cell>
          <table:table-cell table:style-name="ce7" office:value-type="float" office:value="86332222" calcext:value-type="float">
            <text:p>8633222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мок автомобильный</text:p>
          </table:table-cell>
          <table:table-cell table:style-name="ce7" office:value-type="float" office:value="92145042" calcext:value-type="float">
            <text:p>9214504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пчасти для легкового, грузового прицепа</text:p>
          </table:table-cell>
          <table:table-cell table:style-name="ce7" office:value-type="float" office:value="92496694" calcext:value-type="float">
            <text:p>9249669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сушитель кондиционера</text:p>
          </table:table-cell>
          <table:table-cell table:style-name="ce7" office:value-type="float" office:value="87777726" calcext:value-type="float">
            <text:p>8777772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ламегаситель</text:p>
          </table:table-cell>
          <table:table-cell table:style-name="ce7" office:value-type="float" office:value="85834488" calcext:value-type="float">
            <text:p>8583448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вездочка для спецтехники</text:p>
          </table:table-cell>
          <table:table-cell table:style-name="ce7" office:value-type="float" office:value="101636783" calcext:value-type="float">
            <text:p>10163678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рессор климатической установки для авто</text:p>
          </table:table-cell>
          <table:table-cell table:style-name="ce7" office:value-type="float" office:value="85833494" calcext:value-type="float">
            <text:p>8583349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офра глушителя</text:p>
          </table:table-cell>
          <table:table-cell table:style-name="ce7" office:value-type="float" office:value="33698291" calcext:value-type="float">
            <text:p>3369829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щита радиатора</text:p>
          </table:table-cell>
          <table:table-cell table:style-name="ce7" office:value-type="float" office:value="27332786" calcext:value-type="float">
            <text:p>2733278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ос КПП и комплектующие</text:p>
          </table:table-cell>
          <table:table-cell table:style-name="ce7" office:value-type="float" office:value="86332282" calcext:value-type="float">
            <text:p>8633228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воздушный для авто</text:p>
          </table:table-cell>
          <table:table-cell table:style-name="ce7" office:value-type="float" office:value="87892086" calcext:value-type="float">
            <text:p>8789208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ортовой ЭБУ для спецтехники</text:p>
          </table:table-cell>
          <table:table-cell table:style-name="ce7" office:value-type="float" office:value="101636770" calcext:value-type="float">
            <text:p>10163677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Амортизатор, отбойник для спецтехники</text:p>
          </table:table-cell>
          <table:table-cell table:style-name="ce7" office:value-type="float" office:value="101636760" calcext:value-type="float">
            <text:p>10163676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еталь картера ДВС</text:p>
          </table:table-cell>
          <table:table-cell table:style-name="ce7" office:value-type="float" office:value="86291829" calcext:value-type="float">
            <text:p>8629182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бина для трактора, спецтехники</text:p>
          </table:table-cell>
          <table:table-cell table:style-name="ce7" office:value-type="float" office:value="101022320" calcext:value-type="float">
            <text:p>10102232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россельная заслонка</text:p>
          </table:table-cell>
          <table:table-cell table:style-name="ce7" office:value-type="float" office:value="85842795" calcext:value-type="float">
            <text:p>858427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диатор охлаждения для авто</text:p>
          </table:table-cell>
          <table:table-cell table:style-name="ce7" office:value-type="float" office:value="39655599" calcext:value-type="float">
            <text:p>3965559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еркало боковое автомобильное</text:p>
          </table:table-cell>
          <table:table-cell table:style-name="ce7" office:value-type="float" office:value="99426212" calcext:value-type="float">
            <text:p>9942621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оловка блока цилиндров</text:p>
          </table:table-cell>
          <table:table-cell table:style-name="ce7" office:value-type="float" office:value="85806968" calcext:value-type="float">
            <text:p>8580696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рус для спецтехники</text:p>
          </table:table-cell>
          <table:table-cell table:style-name="ce7" office:value-type="float" office:value="101636773" calcext:value-type="float">
            <text:p>10163677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апеция, рычаг стеклоочистителя</text:p>
          </table:table-cell>
          <table:table-cell table:style-name="ce7" office:value-type="float" office:value="86470408" calcext:value-type="float">
            <text:p>8647040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кладка КПП</text:p>
          </table:table-cell>
          <table:table-cell table:style-name="ce7" office:value-type="float" office:value="86332223" calcext:value-type="float">
            <text:p>8633222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ополнительный звуковой сигнал для авто</text:p>
          </table:table-cell>
          <table:table-cell table:style-name="ce7" office:value-type="float" office:value="74169633" calcext:value-type="float">
            <text:p>7416963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ифференциал заднего моста для авто</text:p>
          </table:table-cell>
          <table:table-cell table:style-name="ce7" office:value-type="float" office:value="86332057" calcext:value-type="float">
            <text:p>8633205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ПП в сборе</text:p>
          </table:table-cell>
          <table:table-cell table:style-name="ce7" office:value-type="float" office:value="85817294" calcext:value-type="float">
            <text:p>8581729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Успокоитель ремня, цепи ДВС</text:p>
          </table:table-cell>
          <table:table-cell table:style-name="ce7" office:value-type="float" office:value="87777757" calcext:value-type="float">
            <text:p>8777775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Элемент рулевой рейки и вала</text:p>
          </table:table-cell>
          <table:table-cell table:style-name="ce7" office:value-type="float" office:value="86470096" calcext:value-type="float">
            <text:p>864700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домкратник</text:p>
          </table:table-cell>
          <table:table-cell table:style-name="ce7" office:value-type="float" office:value="101558229" calcext:value-type="float">
            <text:p>10155822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тализатор для авто</text:p>
          </table:table-cell>
          <table:table-cell table:style-name="ce7" office:value-type="float" office:value="33698290" calcext:value-type="float">
            <text:p>3369829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рамник для авто</text:p>
          </table:table-cell>
          <table:table-cell table:style-name="ce7" office:value-type="float" office:value="85828596" calcext:value-type="float">
            <text:p>858285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диатор отопителя для авто</text:p>
          </table:table-cell>
          <table:table-cell table:style-name="ce7" office:value-type="float" office:value="86296320" calcext:value-type="float">
            <text:p>8629632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вигатель автомобильный</text:p>
          </table:table-cell>
          <table:table-cell table:style-name="ce7" office:value-type="float" office:value="33696910" calcext:value-type="float">
            <text:p>3369691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пчасти для квадроцикла</text:p>
          </table:table-cell>
          <table:table-cell table:style-name="ce7" office:value-type="float" office:value="90312043" calcext:value-type="float">
            <text:p>9031204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трубок охлаждения для авто</text:p>
          </table:table-cell>
          <table:table-cell table:style-name="ce7" office:value-type="float" office:value="39655600" calcext:value-type="float">
            <text:p>396556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ильза блока цилиндров для авто</text:p>
          </table:table-cell>
          <table:table-cell table:style-name="ce7" office:value-type="float" office:value="86291822" calcext:value-type="float">
            <text:p>8629182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пора редуктора</text:p>
          </table:table-cell>
          <table:table-cell table:style-name="ce7" office:value-type="float" office:value="85817295" calcext:value-type="float">
            <text:p>858172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шипник подвесной</text:p>
          </table:table-cell>
          <table:table-cell table:style-name="ce7" office:value-type="float" office:value="85817290" calcext:value-type="float">
            <text:p>8581729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онштейн крепления салона авто</text:p>
          </table:table-cell>
          <table:table-cell table:style-name="ce7" office:value-type="float" office:value="90116269" calcext:value-type="float">
            <text:p>9011626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вакуумный для авто</text:p>
          </table:table-cell>
          <table:table-cell table:style-name="ce7" office:value-type="float" office:value="86292272" calcext:value-type="float">
            <text:p>8629227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л карданный</text:p>
          </table:table-cell>
          <table:table-cell table:style-name="ce7" office:value-type="float" office:value="85817251" calcext:value-type="float">
            <text:p>8581725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ртер моста</text:p>
          </table:table-cell>
          <table:table-cell table:style-name="ce7" office:value-type="float" office:value="1000002227" calcext:value-type="float">
            <text:p>100000222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подъема кабины авто</text:p>
          </table:table-cell>
          <table:table-cell table:style-name="ce7" office:value-type="float" office:value="101200232" calcext:value-type="float">
            <text:p>10120023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лушитель, резонатор</text:p>
          </table:table-cell>
          <table:table-cell table:style-name="ce7" office:value-type="float" office:value="33698292" calcext:value-type="float">
            <text:p>3369829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убка, шланг ДВС</text:p>
          </table:table-cell>
          <table:table-cell table:style-name="ce7" office:value-type="float" office:value="86292454" calcext:value-type="float">
            <text:p>8629245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пускной коллектор</text:p>
          </table:table-cell>
          <table:table-cell table:style-name="ce7" office:value-type="float" office:value="33698198" calcext:value-type="float">
            <text:p>3369819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ле для авто</text:p>
          </table:table-cell>
          <table:table-cell table:style-name="ce7" office:value-type="float" office:value="85844627" calcext:value-type="float">
            <text:p>8584462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рмозной суппорт</text:p>
          </table:table-cell>
          <table:table-cell table:style-name="ce7" office:value-type="float" office:value="85842995" calcext:value-type="float">
            <text:p>858429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ень вариатора</text:p>
          </table:table-cell>
          <table:table-cell table:style-name="ce7" office:value-type="float" office:value="33697181" calcext:value-type="float">
            <text:p>3369718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ыльник ШРУС</text:p>
          </table:table-cell>
          <table:table-cell table:style-name="ce7" office:value-type="float" office:value="85817289" calcext:value-type="float">
            <text:p>8581728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Лемех, резина для отвала</text:p>
          </table:table-cell>
          <table:table-cell table:style-name="ce7" office:value-type="float" office:value="1000001801" calcext:value-type="float">
            <text:p>100000180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озетка 12v, прикуриватель, USB/AUX выход</text:p>
          </table:table-cell>
          <table:table-cell table:style-name="ce7" office:value-type="float" office:value="92496695" calcext:value-type="float">
            <text:p>924966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жух рулевой колонки</text:p>
          </table:table-cell>
          <table:table-cell table:style-name="ce7" office:value-type="float" office:value="86469778" calcext:value-type="float">
            <text:p>8646977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спределитель зажигания и комплектующие для авто</text:p>
          </table:table-cell>
          <table:table-cell table:style-name="ce7" office:value-type="float" office:value="86332196" calcext:value-type="float">
            <text:p>863321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топливный</text:p>
          </table:table-cell>
          <table:table-cell table:style-name="ce7" office:value-type="float" office:value="85843113" calcext:value-type="float">
            <text:p>8584311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ующие рефрижератора для коммерческого транспорта</text:p>
          </table:table-cell>
          <table:table-cell table:style-name="ce7" office:value-type="float" office:value="1000001985" calcext:value-type="float">
            <text:p>100000198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омывателя стекол и фар</text:p>
          </table:table-cell>
          <table:table-cell table:style-name="ce7" office:value-type="float" office:value="85844674" calcext:value-type="float">
            <text:p>8584467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алансир для спецтехники</text:p>
          </table:table-cell>
          <table:table-cell table:style-name="ce7" office:value-type="float" office:value="101636761" calcext:value-type="float">
            <text:p>10163676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вено соединительное для спецтехники</text:p>
          </table:table-cell>
          <table:table-cell table:style-name="ce7" office:value-type="float" office:value="101636784" calcext:value-type="float">
            <text:p>10163678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пора, подшипник амортизатора</text:p>
          </table:table-cell>
          <table:table-cell table:style-name="ce7" office:value-type="float" office:value="36201237" calcext:value-type="float">
            <text:p>3620123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ож для спецтехники</text:p>
          </table:table-cell>
          <table:table-cell table:style-name="ce7" office:value-type="float" office:value="101636818" calcext:value-type="float">
            <text:p>10163681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Цилиндр сцепления</text:p>
          </table:table-cell>
          <table:table-cell table:style-name="ce7" office:value-type="float" office:value="33698203" calcext:value-type="float">
            <text:p>3369820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Лампа автомобильная</text:p>
          </table:table-cell>
          <table:table-cell table:style-name="ce7" office:value-type="float" office:value="33697187" calcext:value-type="float">
            <text:p>3369718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пливный шланг</text:p>
          </table:table-cell>
          <table:table-cell table:style-name="ce7" office:value-type="float" office:value="85842817" calcext:value-type="float">
            <text:p>8584281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л для спецтехники</text:p>
          </table:table-cell>
          <table:table-cell table:style-name="ce7" office:value-type="float" office:value="101636775" calcext:value-type="float">
            <text:p>10163677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идрокомпенсатор, направляющие, коромысла ГРМ</text:p>
          </table:table-cell>
          <table:table-cell table:style-name="ce7" office:value-type="float" office:value="86291821" calcext:value-type="float">
            <text:p>8629182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лок управления для авто</text:p>
          </table:table-cell>
          <table:table-cell table:style-name="ce7" office:value-type="float" office:value="85843091" calcext:value-type="float">
            <text:p>8584309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ентилятор охлаждения для авто</text:p>
          </table:table-cell>
          <table:table-cell table:style-name="ce7" office:value-type="float" office:value="85835759" calcext:value-type="float">
            <text:p>8583575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олото для спецтехники</text:p>
          </table:table-cell>
          <table:table-cell table:style-name="ce7" office:value-type="float" office:value="101636779" calcext:value-type="float">
            <text:p>10163677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уфта свободного хода для авто</text:p>
          </table:table-cell>
          <table:table-cell table:style-name="ce7" office:value-type="float" office:value="86332064" calcext:value-type="float">
            <text:p>8633206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ушка безопасности для авто</text:p>
          </table:table-cell>
          <table:table-cell table:style-name="ce7" office:value-type="float" office:value="99615343" calcext:value-type="float">
            <text:p>9961534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тулка двигателя для авто</text:p>
          </table:table-cell>
          <table:table-cell table:style-name="ce7" office:value-type="float" office:value="86291469" calcext:value-type="float">
            <text:p>8629146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дуктор ГБО для авто</text:p>
          </table:table-cell>
          <table:table-cell table:style-name="ce7" office:value-type="float" office:value="94658144" calcext:value-type="float">
            <text:p>9465814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улевая рейка</text:p>
          </table:table-cell>
          <table:table-cell table:style-name="ce7" office:value-type="float" office:value="85833342" calcext:value-type="float">
            <text:p>8583334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ычаг механизма рулевого управления</text:p>
          </table:table-cell>
          <table:table-cell table:style-name="ce7" office:value-type="float" office:value="86469810" calcext:value-type="float">
            <text:p>8646981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пливный бак</text:p>
          </table:table-cell>
          <table:table-cell table:style-name="ce7" office:value-type="float" office:value="33698195" calcext:value-type="float">
            <text:p>336981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жим, заклепки, болты, гайки для спецтехники</text:p>
          </table:table-cell>
          <table:table-cell table:style-name="ce7" office:value-type="float" office:value="101636780" calcext:value-type="float">
            <text:p>10163678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лец для спецтехники</text:p>
          </table:table-cell>
          <table:table-cell table:style-name="ce7" office:value-type="float" office:value="101636776" calcext:value-type="float">
            <text:p>10163677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жух для спецтехники</text:p>
          </table:table-cell>
          <table:table-cell table:style-name="ce7" office:value-type="float" office:value="101636797" calcext:value-type="float">
            <text:p>10163679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еркало автомобильное дополнительное</text:p>
          </table:table-cell>
          <table:table-cell table:style-name="ce7" office:value-type="float" office:value="28305306" calcext:value-type="float">
            <text:p>2830530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Щуп масляный для авто</text:p>
          </table:table-cell>
          <table:table-cell table:style-name="ce7" office:value-type="float" office:value="86292577" calcext:value-type="float">
            <text:p>8629257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вторитель указателя поворота</text:p>
          </table:table-cell>
          <table:table-cell table:style-name="ce7" office:value-type="float" office:value="99426242" calcext:value-type="float">
            <text:p>9942624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Лопатка для спецтехники</text:p>
          </table:table-cell>
          <table:table-cell table:style-name="ce7" office:value-type="float" office:value="101636803" calcext:value-type="float">
            <text:p>10163680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Цепной транспортер для комбайна</text:p>
          </table:table-cell>
          <table:table-cell table:style-name="ce7" office:value-type="float" office:value="1000001818" calcext:value-type="float">
            <text:p>100000181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норкель для авто</text:p>
          </table:table-cell>
          <table:table-cell table:style-name="ce7" office:value-type="float" office:value="86293427" calcext:value-type="float">
            <text:p>8629342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ачок ГУР</text:p>
          </table:table-cell>
          <table:table-cell table:style-name="ce7" office:value-type="float" office:value="86296436" calcext:value-type="float">
            <text:p>8629643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табилизатор подвески</text:p>
          </table:table-cell>
          <table:table-cell table:style-name="ce7" office:value-type="float" office:value="85825489" calcext:value-type="float">
            <text:p>8582548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Фильтр осушителя для авто</text:p>
          </table:table-cell>
          <table:table-cell table:style-name="ce7" office:value-type="float" office:value="101200231" calcext:value-type="float">
            <text:p>10120023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орт стана для спецтехники</text:p>
          </table:table-cell>
          <table:table-cell table:style-name="ce7" office:value-type="float" office:value="101636774" calcext:value-type="float">
            <text:p>10163677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Фонарь задний для авто</text:p>
          </table:table-cell>
          <table:table-cell table:style-name="ce7" office:value-type="float" office:value="85797441" calcext:value-type="float">
            <text:p>8579744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ластинчатая цепь для спецтехники</text:p>
          </table:table-cell>
          <table:table-cell table:style-name="ce7" office:value-type="float" office:value="1000001819" calcext:value-type="float">
            <text:p>100000181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ставка под пружины для авто</text:p>
          </table:table-cell>
          <table:table-cell table:style-name="ce7" office:value-type="float" office:value="86296182" calcext:value-type="float">
            <text:p>8629618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ехатроник</text:p>
          </table:table-cell>
          <table:table-cell table:style-name="ce7" office:value-type="float" office:value="85835775" calcext:value-type="float">
            <text:p>8583577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вод АКБ</text:p>
          </table:table-cell>
          <table:table-cell table:style-name="ce7" office:value-type="float" office:value="95313220" calcext:value-type="float">
            <text:p>9531322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гулятор давления топлива</text:p>
          </table:table-cell>
          <table:table-cell table:style-name="ce7" office:value-type="float" office:value="33698200" calcext:value-type="float">
            <text:p>336982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лец поршневой ДВС</text:p>
          </table:table-cell>
          <table:table-cell table:style-name="ce7" office:value-type="float" office:value="86292449" calcext:value-type="float">
            <text:p>8629244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ртер сцепления</text:p>
          </table:table-cell>
          <table:table-cell table:style-name="ce7" office:value-type="float" office:value="1000002228" calcext:value-type="float">
            <text:p>100000222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л рулевой</text:p>
          </table:table-cell>
          <table:table-cell table:style-name="ce7" office:value-type="float" office:value="85831225" calcext:value-type="float">
            <text:p>8583122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ыльник рулевого управления</text:p>
          </table:table-cell>
          <table:table-cell table:style-name="ce7" office:value-type="float" office:value="85833330" calcext:value-type="float">
            <text:p>8583333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яга рулевая</text:p>
          </table:table-cell>
          <table:table-cell table:style-name="ce7" office:value-type="float" office:value="36121482" calcext:value-type="float">
            <text:p>3612148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 сцепления</text:p>
          </table:table-cell>
          <table:table-cell table:style-name="ce7" office:value-type="float" office:value="85835774" calcext:value-type="float">
            <text:p>8583577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невные ходовые огни</text:p>
          </table:table-cell>
          <table:table-cell table:style-name="ce7" office:value-type="float" office:value="85797433" calcext:value-type="float">
            <text:p>8579743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альник КПП и привода</text:p>
          </table:table-cell>
          <table:table-cell table:style-name="ce7" office:value-type="float" office:value="86471265" calcext:value-type="float">
            <text:p>8647126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ГУР</text:p>
          </table:table-cell>
          <table:table-cell table:style-name="ce7" office:value-type="float" office:value="85832653" calcext:value-type="float">
            <text:p>8583265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урбина для авто</text:p>
          </table:table-cell>
          <table:table-cell table:style-name="ce7" office:value-type="float" office:value="85842792" calcext:value-type="float">
            <text:p>8584279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ень приводной и ГРМ для трактора, спецтехники</text:p>
          </table:table-cell>
          <table:table-cell table:style-name="ce7" office:value-type="float" office:value="1000001864" calcext:value-type="float">
            <text:p>100000186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масляный для двигателя</text:p>
          </table:table-cell>
          <table:table-cell table:style-name="ce7" office:value-type="float" office:value="85814605" calcext:value-type="float">
            <text:p>8581460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рызговики</text:p>
          </table:table-cell>
          <table:table-cell table:style-name="ce7" office:value-type="float" office:value="27332785" calcext:value-type="float">
            <text:p>2733278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рессор пневмоподвески для авто</text:p>
          </table:table-cell>
          <table:table-cell table:style-name="ce7" office:value-type="float" office:value="99606736" calcext:value-type="float">
            <text:p>9960673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ующие стартера для авто</text:p>
          </table:table-cell>
          <table:table-cell table:style-name="ce7" office:value-type="float" office:value="85844666" calcext:value-type="float">
            <text:p>8584466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пора шаровая</text:p>
          </table:table-cell>
          <table:table-cell table:style-name="ce7" office:value-type="float" office:value="85830705" calcext:value-type="float">
            <text:p>8583070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для спецтехники</text:p>
          </table:table-cell>
          <table:table-cell table:style-name="ce7" office:value-type="float" office:value="101636817" calcext:value-type="float">
            <text:p>10163681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трубок турбокомпрессора для авто</text:p>
          </table:table-cell>
          <table:table-cell table:style-name="ce7" office:value-type="float" office:value="101200336" calcext:value-type="float">
            <text:p>10120033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ень приводной и ГРМ</text:p>
          </table:table-cell>
          <table:table-cell table:style-name="ce7" office:value-type="float" office:value="33697155" calcext:value-type="float">
            <text:p>3369715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дуктор рулевой</text:p>
          </table:table-cell>
          <table:table-cell table:style-name="ce7" office:value-type="float" office:value="101200335" calcext:value-type="float">
            <text:p>1012003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ГУ сцепления</text:p>
          </table:table-cell>
          <table:table-cell table:style-name="ce7" office:value-type="float" office:value="86470882" calcext:value-type="float">
            <text:p>8647088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аховик двигателя</text:p>
          </table:table-cell>
          <table:table-cell table:style-name="ce7" office:value-type="float" office:value="33696912" calcext:value-type="float">
            <text:p>3369691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Фара автомобильная</text:p>
          </table:table-cell>
          <table:table-cell table:style-name="ce7" office:value-type="float" office:value="33697184" calcext:value-type="float">
            <text:p>3369718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водяной (помпа) для авто</text:p>
          </table:table-cell>
          <table:table-cell table:style-name="ce7" office:value-type="float" office:value="39653253" calcext:value-type="float">
            <text:p>3965325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илка включения передач для авто</text:p>
          </table:table-cell>
          <table:table-cell table:style-name="ce7" office:value-type="float" office:value="86332036" calcext:value-type="float">
            <text:p>8633203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пчасти для мотоцикла</text:p>
          </table:table-cell>
          <table:table-cell table:style-name="ce7" office:value-type="float" office:value="22825343" calcext:value-type="float">
            <text:p>2282534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язкостная муфта для авто</text:p>
          </table:table-cell>
          <table:table-cell table:style-name="ce7" office:value-type="float" office:value="95312218" calcext:value-type="float">
            <text:p>9531221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тивотуманные фары</text:p>
          </table:table-cell>
          <table:table-cell table:style-name="ce7" office:value-type="float" office:value="85797378" calcext:value-type="float">
            <text:p>8579737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иск сцепления</text:p>
          </table:table-cell>
          <table:table-cell table:style-name="ce7" office:value-type="float" office:value="33698201" calcext:value-type="float">
            <text:p>3369820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комплект КПП</text:p>
          </table:table-cell>
          <table:table-cell table:style-name="ce7" office:value-type="float" office:value="86332236" calcext:value-type="float">
            <text:p>8633223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мка ветрового окна авто</text:p>
          </table:table-cell>
          <table:table-cell table:style-name="ce7" office:value-type="float" office:value="101558169" calcext:value-type="float">
            <text:p>10155816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тбойник, пыльник амортизатора</text:p>
          </table:table-cell>
          <table:table-cell table:style-name="ce7" office:value-type="float" office:value="85826261" calcext:value-type="float">
            <text:p>8582626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везда ведущая на экскаватор</text:p>
          </table:table-cell>
          <table:table-cell table:style-name="ce7" office:value-type="float" office:value="101491537" calcext:value-type="float">
            <text:p>10149153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пот автомобильный</text:p>
          </table:table-cell>
          <table:table-cell table:style-name="ce7" office:value-type="float" office:value="93446777" calcext:value-type="float">
            <text:p>9344677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диатор кондиционера для авто</text:p>
          </table:table-cell>
          <table:table-cell table:style-name="ce7" office:value-type="float" office:value="85833530" calcext:value-type="float">
            <text:p>8583353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рмозной цилиндр</text:p>
          </table:table-cell>
          <table:table-cell table:style-name="ce7" office:value-type="float" office:value="85842992" calcext:value-type="float">
            <text:p>8584299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озетка для АКБ</text:p>
          </table:table-cell>
          <table:table-cell table:style-name="ce7" office:value-type="float" office:value="100703323" calcext:value-type="float">
            <text:p>10070332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льцо поршневое</text:p>
          </table:table-cell>
          <table:table-cell table:style-name="ce7" office:value-type="float" office:value="85814700" calcext:value-type="float">
            <text:p>858147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ссора подвески для авто</text:p>
          </table:table-cell>
          <table:table-cell table:style-name="ce7" office:value-type="float" office:value="86295848" calcext:value-type="float">
            <text:p>8629584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 болтов головки цилиндра</text:p>
          </table:table-cell>
          <table:table-cell table:style-name="ce7" office:value-type="float" office:value="33696915" calcext:value-type="float">
            <text:p>3369691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 оборудования для уборки кукурузы для спецтехники</text:p>
          </table:table-cell>
          <table:table-cell table:style-name="ce7" office:value-type="float" office:value="101636794" calcext:value-type="float">
            <text:p>10163679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убка стеклоомывателя</text:p>
          </table:table-cell>
          <table:table-cell table:style-name="ce7" office:value-type="float" office:value="85819791" calcext:value-type="float">
            <text:p>8581979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ршень двигателя</text:p>
          </table:table-cell>
          <table:table-cell table:style-name="ce7" office:value-type="float" office:value="33696913" calcext:value-type="float">
            <text:p>3369691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лесная арка для авто</text:p>
          </table:table-cell>
          <table:table-cell table:style-name="ce7" office:value-type="float" office:value="101407402" calcext:value-type="float">
            <text:p>10140740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куумный усилитель тормозов</text:p>
          </table:table-cell>
          <table:table-cell table:style-name="ce7" office:value-type="float" office:value="87777701" calcext:value-type="float">
            <text:p>8777770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шетка радиатора авто</text:p>
          </table:table-cell>
          <table:table-cell table:style-name="ce7" office:value-type="float" office:value="100186418" calcext:value-type="float">
            <text:p>10018641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улиса и составляющие для авто</text:p>
          </table:table-cell>
          <table:table-cell table:style-name="ce7" office:value-type="float" office:value="85817258" calcext:value-type="float">
            <text:p>8581725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естерня, звезда, шкив ДВС</text:p>
          </table:table-cell>
          <table:table-cell table:style-name="ce7" office:value-type="float" office:value="86292455" calcext:value-type="float">
            <text:p>8629245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пчасти для снегохода</text:p>
          </table:table-cell>
          <table:table-cell table:style-name="ce7" office:value-type="float" office:value="101491477" calcext:value-type="float">
            <text:p>10149147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алка для спецтехники</text:p>
          </table:table-cell>
          <table:table-cell table:style-name="ce7" office:value-type="float" office:value="101636762" calcext:value-type="float">
            <text:p>10163676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ующие светодиодной лампы для авто</text:p>
          </table:table-cell>
          <table:table-cell table:style-name="ce7" office:value-type="float" office:value="92496698" calcext:value-type="float">
            <text:p>9249669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ышка, пробка бачка для авто</text:p>
          </table:table-cell>
          <table:table-cell table:style-name="ce7" office:value-type="float" office:value="86296620" calcext:value-type="float">
            <text:p>8629662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епеж глушителя</text:p>
          </table:table-cell>
          <table:table-cell table:style-name="ce7" office:value-type="float" office:value="33698296" calcext:value-type="float">
            <text:p>336982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тойка стабилизатора</text:p>
          </table:table-cell>
          <table:table-cell table:style-name="ce7" office:value-type="float" office:value="85824275" calcext:value-type="float">
            <text:p>8582427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трубок воздушный</text:p>
          </table:table-cell>
          <table:table-cell table:style-name="ce7" office:value-type="float" office:value="85842811" calcext:value-type="float">
            <text:p>8584281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отор стеклоочистителя</text:p>
          </table:table-cell>
          <table:table-cell table:style-name="ce7" office:value-type="float" office:value="86471711" calcext:value-type="float">
            <text:p>8647171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нопка для спецтехники</text:p>
          </table:table-cell>
          <table:table-cell table:style-name="ce7" office:value-type="float" office:value="101636796" calcext:value-type="float">
            <text:p>1016367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кив компрессора кондиционера для авто</text:p>
          </table:table-cell>
          <table:table-cell table:style-name="ce7" office:value-type="float" office:value="85833639" calcext:value-type="float">
            <text:p>8583363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айлентблок, втулка подвески</text:p>
          </table:table-cell>
          <table:table-cell table:style-name="ce7" office:value-type="float" office:value="85824274" calcext:value-type="float">
            <text:p>8582427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ычаг, тяга подвески</text:p>
          </table:table-cell>
          <table:table-cell table:style-name="ce7" office:value-type="float" office:value="85828600" calcext:value-type="float">
            <text:p>858286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онштейн крепления подвески для авто</text:p>
          </table:table-cell>
          <table:table-cell table:style-name="ce7" office:value-type="float" office:value="86296215" calcext:value-type="float">
            <text:p>8629621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ос открывания лючка бензобака, двери, капота, багажника</text:p>
          </table:table-cell>
          <table:table-cell table:style-name="ce7" office:value-type="float" office:value="101292869" calcext:value-type="float">
            <text:p>10129286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апан рециркуляции ОГ (EGR)</text:p>
          </table:table-cell>
          <table:table-cell table:style-name="ce7" office:value-type="float" office:value="86292215" calcext:value-type="float">
            <text:p>8629221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рмозная трубка</text:p>
          </table:table-cell>
          <table:table-cell table:style-name="ce7" office:value-type="float" office:value="85842993" calcext:value-type="float">
            <text:p>8584299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ан системы отопления для авто</text:p>
          </table:table-cell>
          <table:table-cell table:style-name="ce7" office:value-type="float" office:value="86295790" calcext:value-type="float">
            <text:p>8629579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ышка багажника автомобильная</text:p>
          </table:table-cell>
          <table:table-cell table:style-name="ce7" office:value-type="float" office:value="93446788" calcext:value-type="float">
            <text:p>9344678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робка диапазонов для спецтехники</text:p>
          </table:table-cell>
          <table:table-cell table:style-name="ce7" office:value-type="float" office:value="101636799" calcext:value-type="float">
            <text:p>10163679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аслосъемный колпачок</text:p>
          </table:table-cell>
          <table:table-cell table:style-name="ce7" office:value-type="float" office:value="33697162" calcext:value-type="float">
            <text:p>3369716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пливный насос высокого давления (ТНВД)</text:p>
          </table:table-cell>
          <table:table-cell table:style-name="ce7" office:value-type="float" office:value="85842816" calcext:value-type="float">
            <text:p>8584281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ивод в сборе (полуось)</text:p>
          </table:table-cell>
          <table:table-cell table:style-name="ce7" office:value-type="float" office:value="85817263" calcext:value-type="float">
            <text:p>8581726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ужина подвески</text:p>
          </table:table-cell>
          <table:table-cell table:style-name="ce7" office:value-type="float" office:value="85829719" calcext:value-type="float">
            <text:p>8582971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зистор отопителя для авто</text:p>
          </table:table-cell>
          <table:table-cell table:style-name="ce7" office:value-type="float" office:value="86295791" calcext:value-type="float">
            <text:p>8629579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комплект для тормозной системы</text:p>
          </table:table-cell>
          <table:table-cell table:style-name="ce7" office:value-type="float" office:value="85842996" calcext:value-type="float">
            <text:p>858429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мок зажигания для авто</text:p>
          </table:table-cell>
          <table:table-cell table:style-name="ce7" office:value-type="float" office:value="86296490" calcext:value-type="float">
            <text:p>8629649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ержавка для спецтехники</text:p>
          </table:table-cell>
          <table:table-cell table:style-name="ce7" office:value-type="float" office:value="101636778" calcext:value-type="float">
            <text:p>10163677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пливная система</text:p>
          </table:table-cell>
          <table:table-cell table:style-name="ce7" office:value-type="float" office:value="33698197" calcext:value-type="float">
            <text:p>3369819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еталь картера КПП</text:p>
          </table:table-cell>
          <table:table-cell table:style-name="ce7" office:value-type="float" office:value="86332053" calcext:value-type="float">
            <text:p>8633205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апан нагнетательный для авто</text:p>
          </table:table-cell>
          <table:table-cell table:style-name="ce7" office:value-type="float" office:value="101200123" calcext:value-type="float">
            <text:p>10120012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невмоподушка подвески</text:p>
          </table:table-cell>
          <table:table-cell table:style-name="ce7" office:value-type="float" office:value="87777748" calcext:value-type="float">
            <text:p>8777774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РУС привода</text:p>
          </table:table-cell>
          <table:table-cell table:style-name="ce7" office:value-type="float" office:value="36201240" calcext:value-type="float">
            <text:p>3620124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юч доступа в авто</text:p>
          </table:table-cell>
          <table:table-cell table:style-name="ce7" office:value-type="float" office:value="99199719" calcext:value-type="float">
            <text:p>9919971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атчик для авто</text:p>
          </table:table-cell>
          <table:table-cell table:style-name="ce7" office:value-type="float" office:value="85843109" calcext:value-type="float">
            <text:p>8584310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Цепь приводная и ГРМ</text:p>
          </table:table-cell>
          <table:table-cell table:style-name="ce7" office:value-type="float" office:value="85813696" calcext:value-type="float">
            <text:p>858136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дуктор заднего моста для авто</text:p>
          </table:table-cell>
          <table:table-cell table:style-name="ce7" office:value-type="float" office:value="86332233" calcext:value-type="float">
            <text:p>8633223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сходомер воздуха</text:p>
          </table:table-cell>
          <table:table-cell table:style-name="ce7" office:value-type="float" office:value="87777746" calcext:value-type="float">
            <text:p>8777774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тартер для авто</text:p>
          </table:table-cell>
          <table:table-cell table:style-name="ce7" office:value-type="float" office:value="85844628" calcext:value-type="float">
            <text:p>8584462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лесо направляющее на экскаватор</text:p>
          </table:table-cell>
          <table:table-cell table:style-name="ce7" office:value-type="float" office:value="101491535" calcext:value-type="float">
            <text:p>1014915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ермостат автомобильный</text:p>
          </table:table-cell>
          <table:table-cell table:style-name="ce7" office:value-type="float" office:value="39655598" calcext:value-type="float">
            <text:p>3965559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еталь синхронизатора КПП</text:p>
          </table:table-cell>
          <table:table-cell table:style-name="ce7" office:value-type="float" office:value="86332054" calcext:value-type="float">
            <text:p>8633205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истема контроля давления в шинах</text:p>
          </table:table-cell>
          <table:table-cell table:style-name="ce7" office:value-type="float" office:value="74198537" calcext:value-type="float">
            <text:p>7419853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апеция стеклоподъемника</text:p>
          </table:table-cell>
          <table:table-cell table:style-name="ce7" office:value-type="float" office:value="87891853" calcext:value-type="float">
            <text:p>8789185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отор печки для авто</text:p>
          </table:table-cell>
          <table:table-cell table:style-name="ce7" office:value-type="float" office:value="78305548" calcext:value-type="float">
            <text:p>7830554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комплект турбины для авто</text:p>
          </table:table-cell>
          <table:table-cell table:style-name="ce7" office:value-type="float" office:value="95311260" calcext:value-type="float">
            <text:p>9531126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трубок системы отопления для авто</text:p>
          </table:table-cell>
          <table:table-cell table:style-name="ce7" office:value-type="float" office:value="85833529" calcext:value-type="float">
            <text:p>8583352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улак поворотный</text:p>
          </table:table-cell>
          <table:table-cell table:style-name="ce7" office:value-type="float" office:value="85831483" calcext:value-type="float">
            <text:p>8583148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отор стеклоподъемника</text:p>
          </table:table-cell>
          <table:table-cell table:style-name="ce7" office:value-type="float" office:value="86472353" calcext:value-type="float">
            <text:p>8647235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асляный поддон для авто</text:p>
          </table:table-cell>
          <table:table-cell table:style-name="ce7" office:value-type="float" office:value="86292271" calcext:value-type="float">
            <text:p>8629227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ннектор для спецтехники</text:p>
          </table:table-cell>
          <table:table-cell table:style-name="ce7" office:value-type="float" office:value="101636798" calcext:value-type="float">
            <text:p>10163679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атчик уровня топлива</text:p>
          </table:table-cell>
          <table:table-cell table:style-name="ce7" office:value-type="float" office:value="33698199" calcext:value-type="float">
            <text:p>3369819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ующие генератора для авто</text:p>
          </table:table-cell>
          <table:table-cell table:style-name="ce7" office:value-type="float" office:value="85844668" calcext:value-type="float">
            <text:p>8584466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Камеры для колес авто</text:p>
          </table:table-cell>
          <table:table-cell table:style-name="ce6" office:value-type="string" calcext:value-type="string">
            <text:p>Камера автомобильная</text:p>
          </table:table-cell>
          <table:table-cell table:style-name="ce7" office:value-type="float" office:value="68110779" calcext:value-type="float">
            <text:p>6811077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Масла</text:p>
          </table:table-cell>
          <table:table-cell table:style-name="ce6" office:value-type="string" calcext:value-type="string">
            <text:p>Автохимия - Масло моторное</text:p>
          </table:table-cell>
          <table:table-cell table:style-name="ce7" office:value-type="float" office:value="33717370" calcext:value-type="float">
            <text:p>3371737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Масла</text:p>
          </table:table-cell>
          <table:table-cell table:style-name="ce6" office:value-type="string" calcext:value-type="string">
            <text:p>Автохимия - Трансмиссионное, гидравлическое масла</text:p>
          </table:table-cell>
          <table:table-cell table:style-name="ce7" office:value-type="float" office:value="81105347" calcext:value-type="float">
            <text:p>8110534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Масла</text:p>
          </table:table-cell>
          <table:table-cell table:style-name="ce6" office:value-type="string" calcext:value-type="string">
            <text:p>Автохимия - Промывочное масло, жидкость</text:p>
          </table:table-cell>
          <table:table-cell table:style-name="ce7" office:value-type="float" office:value="85968767" calcext:value-type="float">
            <text:p>85968767</text:p>
          </table:table-cell>
          <table:table-cell table:style-name="ce3" table:number-columns-repeated="22"/>
          <table:table-cell table:number-columns-repeated="998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GTEestiPro" svg:font-family="GTEestiPr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Маркет" style:display-name="PageStyle_Марк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ara" style:display-name="PageStyle_Anga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зон" style:display-name="PageStyle_Озо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02" meta:object-count="0"/>
    <meta:generator>LibreOfficeDev/6.0.5.2$Linux_X86_64 LibreOffice_project/</meta:generator>
  </office:meta>
</office:document-meta>
</file>